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0.9602in"/>
    </style:style>
    <style:style style:name="co5" style:family="table-column">
      <style:table-column-properties fo:break-before="auto" style:column-width="1.3618in"/>
    </style:style>
    <style:style style:name="co6" style:family="table-column">
      <style:table-column-properties fo:break-before="auto" style:column-width="2.239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map style:condition="cell-content()&lt;=0" style:apply-style-name="Bad" style:base-cell-address="'Money Budget'.F2"/>
    </style:style>
    <style:style style:name="ce3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map style:condition="cell-content()&lt;=0" style:apply-style-name="Bad" style:base-cell-address="'Money Budget'.F2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3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4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4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22"/>
    <style:style style:name="ce45" style:family="table-cell" style:parent-style-name="Default" style:data-style-name="N104"/>
    <style:style style:name="ce40" style:family="table-cell" style:parent-style-name="Default" style:data-style-name="N81"/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5"/>
        <table:table-column table:style-name="co2" table:default-cell-style-name="ce1"/>
        <table:table-column table:style-name="co2" table:number-columns-repeated="2" table:default-cell-style-name="ce12"/>
        <table:table-column table:style-name="co2" table:default-cell-style-name="Default"/>
        <table:table-column table:style-name="co2" table:default-cell-style-name="ce34"/>
        <table:table-column table:style-name="co2" table:default-cell-style-name="ce33"/>
        <table:table-column table:style-name="co2" table:default-cell-style-name="ce1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41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MFR 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 at qt 1</text:p>
          </table:table-cell>
          <table:table-cell table:style-name="ce10" office:value-type="string" calcext:value-type="string">
            <text:p>Price at qt 10</text:p>
          </table:table-cell>
          <table:table-cell table:style-name="ce10" office:value-type="string" calcext:value-type="string">
            <text:p>Price at qt 30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 quantity</text:p>
          </table:table-cell>
          <table:table-cell table:style-name="ce10" office:value-type="string" calcext:value-type="string">
            <text:p>Cost per unit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table:style-name="ce10" office:value-type="string" calcext:value-type="string">
            <text:p>Extended fee per unit</text:p>
          </table:table-cell>
          <table:table-cell table:style-name="ce37" office:value-type="string" calcext:value-type="string">
            <text:p>Notes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1" table:number-columns-repeated="3"/>
          <table:table-cell/>
          <table:table-cell table:style-name="ce33" office:value-type="float" office:value="0" calcext:value-type="float">
            <text:p>0</text:p>
          </table:table-cell>
          <table:table-cell table:formula="of:=[.F2]*[.B$54]" office:value-type="float" office:value="0" calcext:value-type="float">
            <text:p>0</text:p>
          </table:table-cell>
          <table:table-cell table:formula="of:=IF([.B$54]*[.F2]&lt;10; [.C2]; IF([.B$54]*[.F2]&lt;30; [.D2]; [.E2]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11" table:formula="of:=IF([.I2]=&quot;y&quot;;3;0)" office:value-type="float" office:value="0" calcext:value-type="float">
            <text:p>0</text:p>
          </table:table-cell>
          <table:table-cell table:style-name="ce11" table:formula="of:=[.J2]/[.$B$54]" office:value-type="float" office:value="0" calcext:value-type="float">
            <text:p>0</text:p>
          </table:table-cell>
          <table:table-cell table:style-name="ce38" office:value-type="string" calcext:value-type="string">
            <text:p>Flash</text:p>
          </table:table-cell>
          <table:table-cell table:style-name="ce43" office:value-type="string" calcext:value-type="string" table:number-columns-spanned="4" table:number-rows-spanned="1">
            <text:p>Price by quantity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STM32L011F4P6TR</text:p>
          </table:table-cell>
          <table:table-cell office:value-type="string" calcext:value-type="string">
            <text:p>C503083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0.972" calcext:value-type="float">
            <text:p>0.972</text:p>
          </table:table-cell>
          <table:table-cell office:value-type="float" office:value="0.972" calcext:value-type="float">
            <text:p>0.972</text:p>
          </table:table-cell>
          <table:table-cell office:value-type="float" office:value="0" calcext:value-type="float">
            <text:p>0</text:p>
          </table:table-cell>
          <table:table-cell table:formula="of:=[.F3]*[.B$54]" office:value-type="float" office:value="0" calcext:value-type="float">
            <text:p>0</text:p>
          </table:table-cell>
          <table:table-cell table:formula="of:=IF([.B$54]*[.F3]&lt;10; [.C3]; IF([.B$54]*[.F3]&lt;30; [.D3]; [.E3]))" office:value-type="float" office:value="1.17" calcext:value-type="float">
            <text:p>1.17</text:p>
          </table:table-cell>
          <table:table-cell office:value-type="string" calcext:value-type="string">
            <text:p>y</text:p>
          </table:table-cell>
          <table:table-cell table:formula="of:=IF([.I3]=&quot;y&quot;;3;0)" office:value-type="float" office:value="3" calcext:value-type="float">
            <text:p>3</text:p>
          </table:table-cell>
          <table:table-cell table:formula="of:=[.J3]/[.$B$54]" office:value-type="float" office:value="0.6" calcext:value-type="float">
            <text:p>0.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s pric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With tariff</text:p>
          </table:table-cell>
          <table:table-cell office:value-type="string" calcext:value-type="string">
            <text:p>With shipping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style-name="ce1" office:value-type="string" calcext:value-type="string">
            <text:p>CP2102N</text:p>
          </table:table-cell>
          <table:table-cell/>
          <table:table-cell table:number-columns-repeated="2" table:style-name="ce1" office:value-type="float" office:value="1.67" calcext:value-type="float">
            <text:p>1.67</text:p>
          </table:table-cell>
          <table:table-cell office:value-type="float" office:value="1.67" calcext:value-type="float">
            <text:p>1.67</text:p>
          </table:table-cell>
          <table:table-cell table:style-name="ce33" office:value-type="float" office:value="0" calcext:value-type="float">
            <text:p>0</text:p>
          </table:table-cell>
          <table:table-cell table:formula="of:=[.F4]*[.B$54]" office:value-type="float" office:value="0" calcext:value-type="float">
            <text:p>0</text:p>
          </table:table-cell>
          <table:table-cell table:formula="of:=IF([.B$54]*[.F4]&lt;10; [.C4]; IF([.B$54]*[.F4]&lt;30; [.D4]; [.E4]))" office:value-type="float" office:value="1.67" calcext:value-type="float">
            <text:p>1.67</text:p>
          </table:table-cell>
          <table:table-cell table:style-name="ce11" office:value-type="string" calcext:value-type="string">
            <text:p>y</text:p>
          </table:table-cell>
          <table:table-cell table:style-name="ce11" table:formula="of:=IF([.I4]=&quot;y&quot;;3;0)" office:value-type="float" office:value="3" calcext:value-type="float">
            <text:p>3</text:p>
          </table:table-cell>
          <table:table-cell table:style-name="ce11" table:formula="of:=[.J4]/[.$B$54]" office:value-type="float" office:value="0.6" calcext:value-type="float">
            <text:p>0.6</text:p>
          </table:table-cell>
          <table:table-cell table:style-name="ce38" office:value-type="string" calcext:value-type="string">
            <text:p>Usb-uart converter</text:p>
          </table:table-cell>
          <table:table-cell office:value-type="float" office:value="5" calcext:value-type="float">
            <text:p>5</text:p>
          </table:table-cell>
          <table:table-cell table:style-name="ce44" table:formula="of:=SUMPRODUCT([.C$2:.C$31]; [.F$2:.F$31]*[.M4]&lt;10)+SUMPRODUCT([.D$2:.D$31];  [.F$2:.F$31]*[.M4]&gt;=10;[.F$2:.F$31]*[.M4]&lt;30)+SUMPRODUCT([.E$2:.E$31]; [.F$2:.F$31]*[.M4]&gt;=30)" office:value-type="currency" office:currency="USD" office:value="6.6096" calcext:value-type="currency">
            <text:p>$6.6096</text:p>
          </table:table-cell>
          <table:table-cell table:style-name="ce44" table:formula="of:=[.N4]+[.$J$52]/[.M4]+2/5" office:value-type="currency" office:currency="USD" office:value="11.2096" calcext:value-type="currency">
            <text:p>$11.2096</text:p>
          </table:table-cell>
          <table:table-cell table:style-name="ce44" table:formula="of:=[.O4]*1.55" office:value-type="currency" office:currency="USD" office:value="17.37488" calcext:value-type="currency">
            <text:p>$17.3749</text:p>
          </table:table-cell>
          <table:table-cell table:style-name="ce44" table:formula="of:=[.P4]+[.$B$55]/[.M4]" office:value-type="currency" office:currency="USD" office:value="22.37488" calcext:value-type="currency">
            <text:p>$22.3749</text:p>
          </table:table-cell>
          <table:table-cell table:style-name="ce45" table:formula="of:=[.O4]*[.M4]" office:value-type="currency" office:currency="USD" office:value="56.048" calcext:value-type="currency">
            <text:p>$56.05</text:p>
          </table:table-cell>
        </table:table-row>
        <table:table-row table:style-name="ro2">
          <table:table-cell table:style-name="ce1" office:value-type="string" calcext:value-type="string">
            <text:p>XC6206P332MR-G</text:p>
          </table:table-cell>
          <table:table-cell office:value-type="string" calcext:value-type="string">
            <text:p>C5446</text:p>
          </table:table-cell>
          <table:table-cell table:number-columns-repeated="2" table:style-name="ce1" office:value-type="float" office:value="0.1026" calcext:value-type="float">
            <text:p>0.1026</text:p>
          </table:table-cell>
          <table:table-cell office:value-type="float" office:value="0.1026" calcext:value-type="float">
            <text:p>0.1026</text:p>
          </table:table-cell>
          <table:table-cell office:value-type="float" office:value="0" calcext:value-type="float">
            <text:p>0</text:p>
          </table:table-cell>
          <table:table-cell table:formula="of:=[.F5]*[.B$54]" office:value-type="float" office:value="0" calcext:value-type="float">
            <text:p>0</text:p>
          </table:table-cell>
          <table:table-cell table:formula="of:=IF([.B$54]*[.F5]&lt;10; [.C5]; IF([.B$54]*[.F5]&lt;30; [.D5]; [.E5]))" office:value-type="float" office:value="0.1026" calcext:value-type="float">
            <text:p>0.1026</text:p>
          </table:table-cell>
          <table:table-cell office:value-type="string" calcext:value-type="string">
            <text:p>n</text:p>
          </table:table-cell>
          <table:table-cell table:formula="of:=IF([.I5]=&quot;y&quot;;3;0)" office:value-type="float" office:value="0" calcext:value-type="float">
            <text:p>0</text:p>
          </table:table-cell>
          <table:table-cell table:formula="of:=[.J5]/[.$B$54]" office:value-type="float" office:value="0" calcext:value-type="float">
            <text:p>0</text:p>
          </table:table-cell>
          <table:table-cell office:value-type="string" calcext:value-type="string">
            <text:p>3v3 ldo</text:p>
          </table:table-cell>
          <table:table-cell office:value-type="float" office:value="10" calcext:value-type="float">
            <text:p>10</text:p>
          </table:table-cell>
          <table:table-cell table:style-name="ce44" table:formula="of:=SUMPRODUCT([.C$2:.C$31]; [.F$2:.F$31]*[.M5]&lt;10)+SUMPRODUCT([.D$2:.D$31];  [.F$2:.F$31]*[.M5]&gt;=10;[.F$2:.F$31]*[.M5]&lt;30)+SUMPRODUCT([.E$2:.E$31]; [.F$2:.F$31]*[.M5]&gt;=30)" office:value-type="currency" office:currency="USD" office:value="6.2531" calcext:value-type="currency">
            <text:p>$6.2531</text:p>
          </table:table-cell>
          <table:table-cell table:style-name="ce44" table:formula="of:=[.N5]+[.$J$52]/[.M5]+2/5" office:value-type="currency" office:currency="USD" office:value="8.7531" calcext:value-type="currency">
            <text:p>$8.7531</text:p>
          </table:table-cell>
          <table:table-cell table:style-name="ce44" table:formula="of:=[.O5]*1.55" office:value-type="currency" office:currency="USD" office:value="13.567305" calcext:value-type="currency">
            <text:p>$13.5673</text:p>
          </table:table-cell>
          <table:table-cell table:style-name="ce44" table:formula="of:=[.P5]+[.$B$55]/[.M5]" office:value-type="currency" office:currency="USD" office:value="16.067305" calcext:value-type="currency">
            <text:p>$16.0673</text:p>
          </table:table-cell>
          <table:table-cell table:style-name="ce45" table:formula="of:=[.O5]*[.M5]" office:value-type="currency" office:currency="USD" office:value="87.531" calcext:value-type="currency">
            <text:p>$87.53</text:p>
          </table:table-cell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number-columns-repeated="3" table:style-name="ce11" office:value-type="float" office:value="0.0011" calcext:value-type="float">
            <text:p>0.0011</text:p>
          </table:table-cell>
          <table:table-cell table:style-name="ce33" office:value-type="float" office:value="0" calcext:value-type="float">
            <text:p>0</text:p>
          </table:table-cell>
          <table:table-cell table:formula="of:=[.F6]*[.B$54]" office:value-type="float" office:value="0" calcext:value-type="float">
            <text:p>0</text:p>
          </table:table-cell>
          <table:table-cell table:formula="of:=IF([.B$54]*[.F6]&lt;10; [.C6]; IF([.B$54]*[.F6]&lt;30; [.D6]; [.E6]))" office:value-type="float" office:value="0.0011" calcext:value-type="float">
            <text:p>0.0011</text:p>
          </table:table-cell>
          <table:table-cell table:style-name="ce11" office:value-type="string" calcext:value-type="string">
            <text:p>preferred</text:p>
          </table:table-cell>
          <table:table-cell table:style-name="ce11" table:formula="of:=IF([.I6]=&quot;y&quot;;3;0)" office:value-type="float" office:value="0" calcext:value-type="float">
            <text:p>0</text:p>
          </table:table-cell>
          <table:table-cell table:style-name="ce11" table:formula="of:=[.J6]/[.$B$54]" office:value-type="float" office:value="0" calcext:value-type="float">
            <text:p>0</text:p>
          </table:table-cell>
          <table:table-cell table:style-name="ce38" office:value-type="string" calcext:value-type="string">
            <text:p>27R USB termination</text:p>
          </table:table-cell>
          <table:table-cell office:value-type="float" office:value="15" calcext:value-type="float">
            <text:p>15</text:p>
          </table:table-cell>
          <table:table-cell table:style-name="ce44" table:formula="of:=SUMPRODUCT([.C$2:.C$31]; [.F$2:.F$31]*[.M6]&lt;10)+SUMPRODUCT([.D$2:.D$31];  [.F$2:.F$31]*[.M6]&gt;=10;[.F$2:.F$31]*[.M6]&lt;30)+SUMPRODUCT([.E$2:.E$31]; [.F$2:.F$31]*[.M6]&gt;=30)" office:value-type="currency" office:currency="USD" office:value="6.2531" calcext:value-type="currency">
            <text:p>$6.2531</text:p>
          </table:table-cell>
          <table:table-cell table:style-name="ce44" table:formula="of:=[.N6]+[.$J$52]/[.M6]+2/5" office:value-type="currency" office:currency="USD" office:value="8.0531" calcext:value-type="currency">
            <text:p>$8.0531</text:p>
          </table:table-cell>
          <table:table-cell table:style-name="ce44" table:formula="of:=[.O6]*1.55" office:value-type="currency" office:currency="USD" office:value="12.482305" calcext:value-type="currency">
            <text:p>$12.4823</text:p>
          </table:table-cell>
          <table:table-cell table:style-name="ce44" table:formula="of:=[.P6]+[.$B$55]/[.M6]" office:value-type="currency" office:currency="USD" office:value="14.1489716666667" calcext:value-type="currency">
            <text:p>$14.1490</text:p>
          </table:table-cell>
          <table:table-cell table:style-name="ce45" table:formula="of:=[.O6]*[.M6]" office:value-type="currency" office:currency="USD" office:value="120.7965" calcext:value-type="currency">
            <text:p>$120.80</text:p>
          </table:table-cell>
        </table:table-row>
        <table:table-row table:style-name="ro3">
          <table:table-cell table:style-name="ce1" office:value-type="string" calcext:value-type="string">
            <text:p>CL21A106KAYNNNE</text:p>
          </table:table-cell>
          <table:table-cell office:value-type="string" calcext:value-type="string">
            <text:p>C15850</text:p>
          </table:table-cell>
          <table:table-cell table:number-columns-repeated="2" office:value-type="float" office:value="0.0108" calcext:value-type="float">
            <text:p>0.0108</text:p>
          </table:table-cell>
          <table:table-cell table:style-name="ce12" office:value-type="float" office:value="0.0108" calcext:value-type="float">
            <text:p>0.0108</text:p>
          </table:table-cell>
          <table:table-cell office:value-type="float" office:value="3" calcext:value-type="float">
            <text:p>3</text:p>
          </table:table-cell>
          <table:table-cell table:formula="of:=[.F7]*[.B$54]" office:value-type="float" office:value="15" calcext:value-type="float">
            <text:p>15</text:p>
          </table:table-cell>
          <table:table-cell table:formula="of:=IF([.B$54]*[.F7]&lt;10; [.C7]; IF([.B$54]*[.F7]&lt;30; [.D7]; [.E7]))" office:value-type="float" office:value="0.0108" calcext:value-type="float">
            <text:p>0.0108</text:p>
          </table:table-cell>
          <table:table-cell office:value-type="string" calcext:value-type="string">
            <text:p>N</text:p>
          </table:table-cell>
          <table:table-cell table:formula="of:=IF([.I7]=&quot;y&quot;;3;0)" office:value-type="float" office:value="0" calcext:value-type="float">
            <text:p>0</text:p>
          </table:table-cell>
          <table:table-cell table:formula="of:=[.J7]/[.$B$54]" office:value-type="float" office:value="0" calcext:value-type="float">
            <text:p>0</text:p>
          </table:table-cell>
          <table:table-cell office:value-type="string" calcext:value-type="string">
            <text:p>10uF cap</text:p>
          </table:table-cell>
          <table:table-cell table:formula="of:=[.M6]+5" office:value-type="float" office:value="20" calcext:value-type="float">
            <text:p>20</text:p>
          </table:table-cell>
          <table:table-cell table:style-name="ce44" table:formula="of:=SUMPRODUCT([.C$2:.C$31]; [.F$2:.F$31]*[.M7]&lt;10)+SUMPRODUCT([.D$2:.D$31];  [.F$2:.F$31]*[.M7]&gt;=10;[.F$2:.F$31]*[.M7]&lt;30)+SUMPRODUCT([.E$2:.E$31]; [.F$2:.F$31]*[.M7]&gt;=30)" office:value-type="currency" office:currency="USD" office:value="6.2531" calcext:value-type="currency">
            <text:p>$6.2531</text:p>
          </table:table-cell>
          <table:table-cell table:style-name="ce44" table:formula="of:=[.N7]+[.$J$52]/[.M7]+2/5" office:value-type="currency" office:currency="USD" office:value="7.7031" calcext:value-type="currency">
            <text:p>$7.7031</text:p>
          </table:table-cell>
          <table:table-cell table:style-name="ce44" table:formula="of:=[.O7]*1.55" office:value-type="currency" office:currency="USD" office:value="11.939805" calcext:value-type="currency">
            <text:p>$11.9398</text:p>
          </table:table-cell>
          <table:table-cell table:style-name="ce44" table:formula="of:=[.P7]+[.$B$55]/[.M7]" office:value-type="currency" office:currency="USD" office:value="13.189805" calcext:value-type="currency">
            <text:p>$13.1898</text:p>
          </table:table-cell>
          <table:table-cell table:style-name="ce45" table:formula="of:=[.O7]*[.M7]" office:value-type="currency" office:currency="USD" office:value="154.062" calcext:value-type="currency">
            <text:p>$154.06</text:p>
          </table:table-cell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number-columns-repeated="3" table:style-name="ce11" office:value-type="float" office:value="0.0011" calcext:value-type="float">
            <text:p>0.0011</text:p>
          </table:table-cell>
          <table:table-cell table:style-name="ce33" office:value-type="float" office:value="2" calcext:value-type="float">
            <text:p>2</text:p>
          </table:table-cell>
          <table:table-cell table:formula="of:=[.F8]*[.B$54]" office:value-type="float" office:value="10" calcext:value-type="float">
            <text:p>10</text:p>
          </table:table-cell>
          <table:table-cell table:formula="of:=IF([.B$54]*[.F8]&lt;10; [.C8]; IF([.B$54]*[.F8]&lt;30; [.D8]; [.E8]))" office:value-type="float" office:value="0.0011" calcext:value-type="float">
            <text:p>0.0011</text:p>
          </table:table-cell>
          <table:table-cell table:style-name="ce11" office:value-type="string" calcext:value-type="string">
            <text:p>n</text:p>
          </table:table-cell>
          <table:table-cell table:style-name="ce11" table:formula="of:=IF([.I8]=&quot;y&quot;;3;0)" office:value-type="float" office:value="0" calcext:value-type="float">
            <text:p>0</text:p>
          </table:table-cell>
          <table:table-cell table:style-name="ce11" table:formula="of:=[.J8]/[.$B$54]" office:value-type="float" office:value="0" calcext:value-type="float">
            <text:p>0</text:p>
          </table:table-cell>
          <table:table-cell table:style-name="ce38" office:value-type="string" calcext:value-type="string">
            <text:p>100nF 0402</text:p>
          </table:table-cell>
          <table:table-cell table:formula="of:=[.M7]+5" office:value-type="float" office:value="25" calcext:value-type="float">
            <text:p>25</text:p>
          </table:table-cell>
          <table:table-cell table:style-name="ce44" table:formula="of:=SUMPRODUCT([.C$2:.C$31]; [.F$2:.F$31]*[.M8]&lt;10)+SUMPRODUCT([.D$2:.D$31];  [.F$2:.F$31]*[.M8]&gt;=10;[.F$2:.F$31]*[.M8]&lt;30)+SUMPRODUCT([.E$2:.E$31]; [.F$2:.F$31]*[.M8]&gt;=30)" office:value-type="currency" office:currency="USD" office:value="6.2531" calcext:value-type="currency">
            <text:p>$6.2531</text:p>
          </table:table-cell>
          <table:table-cell table:style-name="ce44" table:formula="of:=[.N8]+[.$J$52]/[.M8]+2/5" office:value-type="currency" office:currency="USD" office:value="7.4931" calcext:value-type="currency">
            <text:p>$7.4931</text:p>
          </table:table-cell>
          <table:table-cell table:style-name="ce44" table:formula="of:=[.O8]*1.55" office:value-type="currency" office:currency="USD" office:value="11.614305" calcext:value-type="currency">
            <text:p>$11.6143</text:p>
          </table:table-cell>
          <table:table-cell table:style-name="ce44" table:formula="of:=[.P8]+[.$B$55]/[.M8]" office:value-type="currency" office:currency="USD" office:value="12.614305" calcext:value-type="currency">
            <text:p>$12.6143</text:p>
          </table:table-cell>
          <table:table-cell table:style-name="ce45" table:formula="of:=[.O8]*[.M8]" office:value-type="currency" office:currency="USD" office:value="187.3275" calcext:value-type="currency">
            <text:p>$187.33</text:p>
          </table:table-cell>
        </table:table-row>
        <table:table-row table:style-name="ro1">
          <table:table-cell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table:formula="of:=0.0786+0.03" office:value-type="float" office:value="0.1086" calcext:value-type="float">
            <text:p>0.1086</text:p>
          </table:table-cell>
          <table:table-cell table:style-name="ce12"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formula="of:=[.F9]*[.B$54]" office:value-type="float" office:value="5" calcext:value-type="float">
            <text:p>5</text:p>
          </table:table-cell>
          <table:table-cell table:formula="of:=IF([.B$54]*[.F9]&lt;10; [.C9]; IF([.B$54]*[.F9]&lt;30; [.D9]; [.E9]))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I9]=&quot;y&quot;;3;0)" office:value-type="float" office:value="3" calcext:value-type="float">
            <text:p>3</text:p>
          </table:table-cell>
          <table:table-cell table:formula="of:=[.J9]/[.$B$54]" office:value-type="float" office:value="0.6" calcext:value-type="float">
            <text:p>0.6</text:p>
          </table:table-cell>
          <table:table-cell office:value-type="string" calcext:value-type="string">
            <text:p>USB Connector</text:p>
          </table:table-cell>
          <table:table-cell table:formula="of:=[.M8]+5" office:value-type="float" office:value="30" calcext:value-type="float">
            <text:p>30</text:p>
          </table:table-cell>
          <table:table-cell table:style-name="ce44" table:formula="of:=SUMPRODUCT([.C$2:.C$31]; [.F$2:.F$31]*[.M9]&lt;10)+SUMPRODUCT([.D$2:.D$31];  [.F$2:.F$31]*[.M9]&gt;=10;[.F$2:.F$31]*[.M9]&lt;30)+SUMPRODUCT([.E$2:.E$31]; [.F$2:.F$31]*[.M9]&gt;=30)" office:value-type="currency" office:currency="USD" office:value="6.0641" calcext:value-type="currency">
            <text:p>$6.0641</text:p>
          </table:table-cell>
          <table:table-cell table:style-name="ce44" table:formula="of:=[.N9]+[.$J$52]/[.M9]+2/5" office:value-type="currency" office:currency="USD" office:value="7.1641" calcext:value-type="currency">
            <text:p>$7.1641</text:p>
          </table:table-cell>
          <table:table-cell table:style-name="ce44" table:formula="of:=[.O9]*1.55" office:value-type="currency" office:currency="USD" office:value="11.104355" calcext:value-type="currency">
            <text:p>$11.1044</text:p>
          </table:table-cell>
          <table:table-cell table:style-name="ce44" table:formula="of:=[.P9]+[.$B$55]/[.M9]" office:value-type="currency" office:currency="USD" office:value="11.9376883333333" calcext:value-type="currency">
            <text:p>$11.9377</text:p>
          </table:table-cell>
          <table:table-cell table:style-name="ce45" table:formula="of:=[.O9]*[.M9]" office:value-type="currency" office:currency="USD" office:value="214.923" calcext:value-type="currency">
            <text:p>$214.92</text:p>
          </table:table-cell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number-columns-repeated="3" table:style-name="ce11" office:value-type="float" office:value="0.0089" calcext:value-type="float">
            <text:p>0.0089</text:p>
          </table:table-cell>
          <table:table-cell table:style-name="ce33" office:value-type="float" office:value="2" calcext:value-type="float">
            <text:p>2</text:p>
          </table:table-cell>
          <table:table-cell table:formula="of:=[.F10]*[.B$54]" office:value-type="float" office:value="10" calcext:value-type="float">
            <text:p>10</text:p>
          </table:table-cell>
          <table:table-cell table:formula="of:=IF([.B$54]*[.F10]&lt;10; [.C10]; IF([.B$54]*[.F10]&lt;30; [.D10]; [.E10]))" office:value-type="float" office:value="0.0089" calcext:value-type="float">
            <text:p>0.0089</text:p>
          </table:table-cell>
          <table:table-cell table:style-name="ce11" office:value-type="string" calcext:value-type="string">
            <text:p>n</text:p>
          </table:table-cell>
          <table:table-cell table:style-name="ce11" table:formula="of:=IF([.I10]=&quot;y&quot;;3;0)" office:value-type="float" office:value="0" calcext:value-type="float">
            <text:p>0</text:p>
          </table:table-cell>
          <table:table-cell table:style-name="ce11" table:formula="of:=[.J10]/[.$B$54]" office:value-type="float" office:value="0" calcext:value-type="float">
            <text:p>0</text:p>
          </table:table-cell>
          <table:table-cell table:style-name="ce38" office:value-type="string" calcext:value-type="string">
            <text:p>1uF cap</text:p>
          </table:table-cell>
          <table:table-cell table:formula="of:=[.M9]+5" office:value-type="float" office:value="35" calcext:value-type="float">
            <text:p>35</text:p>
          </table:table-cell>
          <table:table-cell table:style-name="ce44" table:formula="of:=SUMPRODUCT([.C$2:.C$31]; [.F$2:.F$31]*[.M10]&lt;10)+SUMPRODUCT([.D$2:.D$31];  [.F$2:.F$31]*[.M10]&gt;=10;[.F$2:.F$31]*[.M10]&lt;30)+SUMPRODUCT([.E$2:.E$31]; [.F$2:.F$31]*[.M10]&gt;=30)" office:value-type="currency" office:currency="USD" office:value="6.0641" calcext:value-type="currency">
            <text:p>$6.0641</text:p>
          </table:table-cell>
          <table:table-cell table:style-name="ce44" table:formula="of:=[.N10]+[.$J$52]/[.M10]+2/5" office:value-type="currency" office:currency="USD" office:value="7.0641" calcext:value-type="currency">
            <text:p>$7.0641</text:p>
          </table:table-cell>
          <table:table-cell table:style-name="ce44" table:formula="of:=[.O10]*1.55" office:value-type="currency" office:currency="USD" office:value="10.949355" calcext:value-type="currency">
            <text:p>$10.9494</text:p>
          </table:table-cell>
          <table:table-cell table:style-name="ce44" table:formula="of:=[.P10]+[.$B$55]/[.M10]" office:value-type="currency" office:currency="USD" office:value="11.6636407142857" calcext:value-type="currency">
            <text:p>$11.6636</text:p>
          </table:table-cell>
          <table:table-cell table:style-name="ce45" table:formula="of:=[.O10]*[.M10]" office:value-type="currency" office:currency="USD" office:value="247.2435" calcext:value-type="currency">
            <text:p>$247.24</text:p>
          </table:table-cell>
        </table:table-row>
        <table:table-row table:style-name="ro1">
          <table:table-cell office:value-type="string" calcext:value-type="string">
            <text:p>CMI201209U2R7KT</text:p>
          </table:table-cell>
          <table:table-cell table:style-name="ce12" office:value-type="string" calcext:value-type="string">
            <text:p>C139222</text:p>
          </table:table-cell>
          <table:table-cell table:number-columns-repeated="2" office:value-type="float" office:value="0.0082" calcext:value-type="float">
            <text:p>0.0082</text:p>
          </table:table-cell>
          <table:table-cell table:style-name="ce12"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table:formula="of:=[.F11]*[.B$54]" office:value-type="float" office:value="5" calcext:value-type="float">
            <text:p>5</text:p>
          </table:table-cell>
          <table:table-cell table:formula="of:=IF([.B$54]*[.F11]&lt;10; [.C11]; IF([.B$54]*[.F11]&lt;30; [.D11]; [.E11]))" office:value-type="float" office:value="0.0082" calcext:value-type="float">
            <text:p>0.0082</text:p>
          </table:table-cell>
          <table:table-cell office:value-type="string" calcext:value-type="string">
            <text:p>y</text:p>
          </table:table-cell>
          <table:table-cell table:formula="of:=IF([.I11]=&quot;y&quot;;3;0)" office:value-type="float" office:value="3" calcext:value-type="float">
            <text:p>3</text:p>
          </table:table-cell>
          <table:table-cell table:formula="of:=[.J11]/[.$B$54]" office:value-type="float" office:value="0.6" calcext:value-type="float">
            <text:p>0.6</text:p>
          </table:table-cell>
          <table:table-cell office:value-type="string" calcext:value-type="string">
            <text:p>Boost converter inductor</text:p>
          </table:table-cell>
          <table:table-cell table:formula="of:=[.M10]+5" office:value-type="float" office:value="40" calcext:value-type="float">
            <text:p>40</text:p>
          </table:table-cell>
          <table:table-cell table:style-name="ce44" table:formula="of:=SUMPRODUCT([.C$2:.C$31]; [.F$2:.F$31]*[.M11]&lt;10)+SUMPRODUCT([.D$2:.D$31];  [.F$2:.F$31]*[.M11]&gt;=10;[.F$2:.F$31]*[.M11]&lt;30)+SUMPRODUCT([.E$2:.E$31]; [.F$2:.F$31]*[.M11]&gt;=30)" office:value-type="currency" office:currency="USD" office:value="6.0641" calcext:value-type="currency">
            <text:p>$6.0641</text:p>
          </table:table-cell>
          <table:table-cell table:style-name="ce44" table:formula="of:=[.N11]+[.$J$52]/[.M11]+2/5" office:value-type="currency" office:currency="USD" office:value="6.9891" calcext:value-type="currency">
            <text:p>$6.9891</text:p>
          </table:table-cell>
          <table:table-cell table:style-name="ce44" table:formula="of:=[.O11]*1.55" office:value-type="currency" office:currency="USD" office:value="10.833105" calcext:value-type="currency">
            <text:p>$10.8331</text:p>
          </table:table-cell>
          <table:table-cell table:style-name="ce44" table:formula="of:=[.P11]+[.$B$55]/[.M11]" office:value-type="currency" office:currency="USD" office:value="11.458105" calcext:value-type="currency">
            <text:p>$11.4581</text:p>
          </table:table-cell>
          <table:table-cell table:style-name="ce45" table:formula="of:=[.O11]*[.M11]" office:value-type="currency" office:currency="USD" office:value="279.564" calcext:value-type="currency">
            <text:p>$279.56</text:p>
          </table:table-cell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number-columns-repeated="3" table:style-name="ce11" office:value-type="float" office:value="0.0005" calcext:value-type="float">
            <text:p>0.0005</text:p>
          </table:table-cell>
          <table:table-cell table:style-name="ce33" office:value-type="float" office:value="3" calcext:value-type="float">
            <text:p>3</text:p>
          </table:table-cell>
          <table:table-cell table:formula="of:=[.F12]*[.B$54]" office:value-type="float" office:value="15" calcext:value-type="float">
            <text:p>15</text:p>
          </table:table-cell>
          <table:table-cell table:formula="of:=IF([.B$54]*[.F12]&lt;10; [.C12]; IF([.B$54]*[.F12]&lt;30; [.D12]; [.E12]))" office:value-type="float" office:value="0.0005" calcext:value-type="float">
            <text:p>0.0005</text:p>
          </table:table-cell>
          <table:table-cell table:style-name="ce11" office:value-type="string" calcext:value-type="string">
            <text:p>n</text:p>
          </table:table-cell>
          <table:table-cell table:style-name="ce11" table:formula="of:=IF([.I12]=&quot;y&quot;;3;0)" office:value-type="float" office:value="0" calcext:value-type="float">
            <text:p>0</text:p>
          </table:table-cell>
          <table:table-cell table:style-name="ce11" table:formula="of:=[.J12]/[.$B$54]" office:value-type="float" office:value="0" calcext:value-type="float">
            <text:p>0</text:p>
          </table:table-cell>
          <table:table-cell table:style-name="ce38" office:value-type="string" calcext:value-type="string">
            <text:p>10k resistor</text:p>
          </table:table-cell>
          <table:table-cell table:formula="of:=[.M11]+5" office:value-type="float" office:value="45" calcext:value-type="float">
            <text:p>45</text:p>
          </table:table-cell>
          <table:table-cell table:style-name="ce44" table:formula="of:=SUMPRODUCT([.C$2:.C$31]; [.F$2:.F$31]*[.M12]&lt;10)+SUMPRODUCT([.D$2:.D$31];  [.F$2:.F$31]*[.M12]&gt;=10;[.F$2:.F$31]*[.M12]&lt;30)+SUMPRODUCT([.E$2:.E$31]; [.F$2:.F$31]*[.M12]&gt;=30)" office:value-type="currency" office:currency="USD" office:value="6.0641" calcext:value-type="currency">
            <text:p>$6.0641</text:p>
          </table:table-cell>
          <table:table-cell table:style-name="ce44" table:formula="of:=[.N12]+[.$J$52]/[.M12]+2/5" office:value-type="currency" office:currency="USD" office:value="6.93076666666667" calcext:value-type="currency">
            <text:p>$6.9308</text:p>
          </table:table-cell>
          <table:table-cell table:style-name="ce44" table:formula="of:=[.O12]*1.55" office:value-type="currency" office:currency="USD" office:value="10.7426883333333" calcext:value-type="currency">
            <text:p>$10.7427</text:p>
          </table:table-cell>
          <table:table-cell table:style-name="ce44" table:formula="of:=[.P12]+[.$B$55]/[.M12]" office:value-type="currency" office:currency="USD" office:value="11.2982438888889" calcext:value-type="currency">
            <text:p>$11.2982</text:p>
          </table:table-cell>
          <table:table-cell table:style-name="ce45" table:formula="of:=[.O12]*[.M12]" office:value-type="currency" office:currency="USD" office:value="311.8845" calcext:value-type="currency">
            <text:p>$311.88</text:p>
          </table:table-cell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table:number-columns-repeated="2" office:value-type="float" office:value="0.0005" calcext:value-type="float">
            <text:p>0.0005</text:p>
          </table:table-cell>
          <table:table-cell table:style-name="ce12"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formula="of:=[.F13]*[.B$54]" office:value-type="float" office:value="0" calcext:value-type="float">
            <text:p>0</text:p>
          </table:table-cell>
          <table:table-cell table:formula="of:=IF([.B$54]*[.F13]&lt;10; [.C13]; IF([.B$54]*[.F13]&lt;30; [.D13]; [.E13]))"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IF([.I13]=&quot;y&quot;;3;0)" office:value-type="float" office:value="0" calcext:value-type="float">
            <text:p>0</text:p>
          </table:table-cell>
          <table:table-cell table:formula="of:=[.J13]/[.$B$54]" office:value-type="float" office:value="0" calcext:value-type="float">
            <text:p>0</text:p>
          </table:table-cell>
          <table:table-cell office:value-type="string" calcext:value-type="string">
            <text:p>1k resistor</text:p>
          </table:table-cell>
          <table:table-cell table:formula="of:=[.M12]+5" office:value-type="float" office:value="50" calcext:value-type="float">
            <text:p>50</text:p>
          </table:table-cell>
          <table:table-cell table:style-name="ce44" table:formula="of:=SUMPRODUCT([.C$2:.C$31]; [.F$2:.F$31]*[.M13]&lt;10)+SUMPRODUCT([.D$2:.D$31];  [.F$2:.F$31]*[.M13]&gt;=10;[.F$2:.F$31]*[.M13]&lt;30)+SUMPRODUCT([.E$2:.E$31]; [.F$2:.F$31]*[.M13]&gt;=30)" office:value-type="currency" office:currency="USD" office:value="6.0641" calcext:value-type="currency">
            <text:p>$6.0641</text:p>
          </table:table-cell>
          <table:table-cell table:style-name="ce44" table:formula="of:=[.N13]+[.$J$52]/[.M13]+2/5" office:value-type="currency" office:currency="USD" office:value="6.8841" calcext:value-type="currency">
            <text:p>$6.8841</text:p>
          </table:table-cell>
          <table:table-cell table:style-name="ce44" table:formula="of:=[.O13]*1.55" office:value-type="currency" office:currency="USD" office:value="10.670355" calcext:value-type="currency">
            <text:p>$10.6704</text:p>
          </table:table-cell>
          <table:table-cell table:style-name="ce44" table:formula="of:=[.P13]+[.$B$55]/[.M13]" office:value-type="currency" office:currency="USD" office:value="11.170355" calcext:value-type="currency">
            <text:p>$11.1704</text:p>
          </table:table-cell>
          <table:table-cell table:style-name="ce45" table:formula="of:=[.O13]*[.M13]" office:value-type="currency" office:currency="USD" office:value="344.205" calcext:value-type="currency">
            <text:p>$344.21</text:p>
          </table:table-cell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number-columns-repeated="3" table:style-name="ce11" office:value-type="float" office:value="0.001" calcext:value-type="float">
            <text:p>0.001</text:p>
          </table:table-cell>
          <table:table-cell table:style-name="ce33" office:value-type="float" office:value="2" calcext:value-type="float">
            <text:p>2</text:p>
          </table:table-cell>
          <table:table-cell table:formula="of:=[.F14]*[.B$54]" office:value-type="float" office:value="10" calcext:value-type="float">
            <text:p>10</text:p>
          </table:table-cell>
          <table:table-cell table:formula="of:=IF([.B$54]*[.F14]&lt;10; [.C14]; IF([.B$54]*[.F14]&lt;30; [.D14]; [.E14]))" office:value-type="float" office:value="0.001" calcext:value-type="float">
            <text:p>0.001</text:p>
          </table:table-cell>
          <table:table-cell table:style-name="ce11" office:value-type="string" calcext:value-type="string">
            <text:p>n</text:p>
          </table:table-cell>
          <table:table-cell table:style-name="ce11" table:formula="of:=IF([.I14]=&quot;y&quot;;3;0)" office:value-type="float" office:value="0" calcext:value-type="float">
            <text:p>0</text:p>
          </table:table-cell>
          <table:table-cell table:style-name="ce11" table:formula="of:=[.J14]/[.$B$54]" office:value-type="float" office:value="0" calcext:value-type="float">
            <text:p>0</text:p>
          </table:table-cell>
          <table:table-cell table:style-name="ce38" office:value-type="string" calcext:value-type="string">
            <text:p>100k resistor</text:p>
          </table:table-cell>
          <table:table-cell table:formula="of:=[.M13]+5" office:value-type="float" office:value="55" calcext:value-type="float">
            <text:p>55</text:p>
          </table:table-cell>
          <table:table-cell table:style-name="ce44" table:formula="of:=SUMPRODUCT([.C$2:.C$31]; [.F$2:.F$31]*[.M14]&lt;10)+SUMPRODUCT([.D$2:.D$31];  [.F$2:.F$31]*[.M14]&gt;=10;[.F$2:.F$31]*[.M14]&lt;30)+SUMPRODUCT([.E$2:.E$31]; [.F$2:.F$31]*[.M14]&gt;=30)" office:value-type="currency" office:currency="USD" office:value="6.0641" calcext:value-type="currency">
            <text:p>$6.0641</text:p>
          </table:table-cell>
          <table:table-cell table:style-name="ce44" table:formula="of:=[.N14]+[.$J$52]/[.M14]+2/5" office:value-type="currency" office:currency="USD" office:value="6.84591818181818" calcext:value-type="currency">
            <text:p>$6.8459</text:p>
          </table:table-cell>
          <table:table-cell table:style-name="ce44" table:formula="of:=[.O14]*1.55" office:value-type="currency" office:currency="USD" office:value="10.6111731818182" calcext:value-type="currency">
            <text:p>$10.6112</text:p>
          </table:table-cell>
          <table:table-cell table:style-name="ce44" table:formula="of:=[.P14]+[.$B$55]/[.M14]" office:value-type="currency" office:currency="USD" office:value="11.0657186363636" calcext:value-type="currency">
            <text:p>$11.0657</text:p>
          </table:table-cell>
          <table:table-cell table:style-name="ce45" table:formula="of:=[.O14]*[.M14]" office:value-type="currency" office:currency="USD" office:value="376.5255" calcext:value-type="currency">
            <text:p>$376.53</text:p>
          </table:table-cell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table:number-columns-repeated="2" office:value-type="float" office:value="0.0005" calcext:value-type="float">
            <text:p>0.0005</text:p>
          </table:table-cell>
          <table:table-cell table:style-name="ce12"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  <table:table-cell table:formula="of:=[.F15]*[.B$54]" office:value-type="float" office:value="5" calcext:value-type="float">
            <text:p>5</text:p>
          </table:table-cell>
          <table:table-cell table:formula="of:=IF([.B$54]*[.F15]&lt;10; [.C15]; IF([.B$54]*[.F15]&lt;30; [.D15]; [.E15]))" office:value-type="float" office:value="0.0005" calcext:value-type="float">
            <text:p>0.0005</text:p>
          </table:table-cell>
          <table:table-cell office:value-type="string" calcext:value-type="string">
            <text:p>preferred</text:p>
          </table:table-cell>
          <table:table-cell table:formula="of:=IF([.I15]=&quot;y&quot;;3;0)" office:value-type="float" office:value="0" calcext:value-type="float">
            <text:p>0</text:p>
          </table:table-cell>
          <table:table-cell table:formula="of:=[.J15]/[.$B$54]" office:value-type="float" office:value="0" calcext:value-type="float">
            <text:p>0</text:p>
          </table:table-cell>
          <table:table-cell office:value-type="string" calcext:value-type="string">
            <text:p>470k resistor</text:p>
          </table:table-cell>
          <table:table-cell table:formula="of:=[.M14]+5" office:value-type="float" office:value="60" calcext:value-type="float">
            <text:p>60</text:p>
          </table:table-cell>
          <table:table-cell table:style-name="ce44" table:formula="of:=SUMPRODUCT([.C$2:.C$31]; [.F$2:.F$31]*[.M15]&lt;10)+SUMPRODUCT([.D$2:.D$31];  [.F$2:.F$31]*[.M15]&gt;=10;[.F$2:.F$31]*[.M15]&lt;30)+SUMPRODUCT([.E$2:.E$31]; [.F$2:.F$31]*[.M15]&gt;=30)" office:value-type="currency" office:currency="USD" office:value="6.0641" calcext:value-type="currency">
            <text:p>$6.0641</text:p>
          </table:table-cell>
          <table:table-cell table:style-name="ce44" table:formula="of:=[.N15]+[.$J$52]/[.M15]+2/5" office:value-type="currency" office:currency="USD" office:value="6.8141" calcext:value-type="currency">
            <text:p>$6.8141</text:p>
          </table:table-cell>
          <table:table-cell table:style-name="ce44" table:formula="of:=[.O15]*1.55" office:value-type="currency" office:currency="USD" office:value="10.561855" calcext:value-type="currency">
            <text:p>$10.5619</text:p>
          </table:table-cell>
          <table:table-cell table:style-name="ce44" table:formula="of:=[.P15]+[.$B$55]/[.M15]" office:value-type="currency" office:currency="USD" office:value="10.9785216666667" calcext:value-type="currency">
            <text:p>$10.9785</text:p>
          </table:table-cell>
          <table:table-cell table:style-name="ce45" table:formula="of:=[.O15]*[.M15]" office:value-type="currency" office:currency="USD" office:value="408.846" calcext:value-type="currency">
            <text:p>$408.85</text:p>
          </table:table-cell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table:number-columns-repeated="3" table:style-name="ce11" office:value-type="float" office:value="0.0005" calcext:value-type="float">
            <text:p>0.0005</text:p>
          </table:table-cell>
          <table:table-cell table:style-name="ce33" office:value-type="float" office:value="2" calcext:value-type="float">
            <text:p>2</text:p>
          </table:table-cell>
          <table:table-cell table:formula="of:=[.F16]*[.B$54]" office:value-type="float" office:value="10" calcext:value-type="float">
            <text:p>10</text:p>
          </table:table-cell>
          <table:table-cell table:formula="of:=IF([.B$54]*[.F16]&lt;10; [.C16]; IF([.B$54]*[.F16]&lt;30; [.D16]; [.E16]))" office:value-type="float" office:value="0.0005" calcext:value-type="float">
            <text:p>0.0005</text:p>
          </table:table-cell>
          <table:table-cell table:style-name="ce11" office:value-type="string" calcext:value-type="string">
            <text:p>n</text:p>
          </table:table-cell>
          <table:table-cell table:style-name="ce11" table:formula="of:=IF([.I16]=&quot;y&quot;;3;0)" office:value-type="float" office:value="0" calcext:value-type="float">
            <text:p>0</text:p>
          </table:table-cell>
          <table:table-cell table:style-name="ce11" table:formula="of:=[.J16]/[.$B$54]" office:value-type="float" office:value="0" calcext:value-type="float">
            <text:p>0</text:p>
          </table:table-cell>
          <table:table-cell table:style-name="ce38" office:value-type="string" calcext:value-type="string">
            <text:p>5.1k resistor</text:p>
          </table:table-cell>
          <table:table-cell table:formula="of:=[.M15]+5" office:value-type="float" office:value="65" calcext:value-type="float">
            <text:p>65</text:p>
          </table:table-cell>
          <table:table-cell table:style-name="ce44" table:formula="of:=SUMPRODUCT([.C$2:.C$31]; [.F$2:.F$31]*[.M16]&lt;10)+SUMPRODUCT([.D$2:.D$31];  [.F$2:.F$31]*[.M16]&gt;=10;[.F$2:.F$31]*[.M16]&lt;30)+SUMPRODUCT([.E$2:.E$31]; [.F$2:.F$31]*[.M16]&gt;=30)" office:value-type="currency" office:currency="USD" office:value="6.0641" calcext:value-type="currency">
            <text:p>$6.0641</text:p>
          </table:table-cell>
          <table:table-cell table:style-name="ce44" table:formula="of:=[.N16]+[.$J$52]/[.M16]+2/5" office:value-type="currency" office:currency="USD" office:value="6.78717692307692" calcext:value-type="currency">
            <text:p>$6.7872</text:p>
          </table:table-cell>
          <table:table-cell table:style-name="ce44" table:formula="of:=[.O16]*1.55" office:value-type="currency" office:currency="USD" office:value="10.5201242307692" calcext:value-type="currency">
            <text:p>$10.5201</text:p>
          </table:table-cell>
          <table:table-cell table:style-name="ce44" table:formula="of:=[.P16]+[.$B$55]/[.M16]" office:value-type="currency" office:currency="USD" office:value="10.9047396153846" calcext:value-type="currency">
            <text:p>$10.9047</text:p>
          </table:table-cell>
          <table:table-cell table:style-name="ce45" table:formula="of:=[.O16]*[.M16]" office:value-type="currency" office:currency="USD" office:value="441.1665" calcext:value-type="currency">
            <text:p>$441.17</text:p>
          </table:table-cell>
        </table:table-row>
        <table:table-row table:style-name="ro1">
          <table:table-cell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table:number-columns-repeated="2" office:value-type="float" office:value="0.001" calcext:value-type="float">
            <text:p>0.001</text:p>
          </table:table-cell>
          <table:table-cell table:style-name="ce1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F17]*[.B$54]" office:value-type="float" office:value="5" calcext:value-type="float">
            <text:p>5</text:p>
          </table:table-cell>
          <table:table-cell table:formula="of:=IF([.B$54]*[.F17]&lt;10; [.C17]; IF([.B$54]*[.F17]&lt;30; [.D17]; [.E17]))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I17]=&quot;y&quot;;3;0)" office:value-type="float" office:value="0" calcext:value-type="float">
            <text:p>0</text:p>
          </table:table-cell>
          <table:table-cell table:formula="of:=[.J17]/[.$B$54]" office:value-type="float" office:value="0" calcext:value-type="float">
            <text:p>0</text:p>
          </table:table-cell>
          <table:table-cell office:value-type="string" calcext:value-type="string">
            <text:p>330R resistor</text:p>
          </table:table-cell>
          <table:table-cell table:formula="of:=[.M16]+5" office:value-type="float" office:value="70" calcext:value-type="float">
            <text:p>70</text:p>
          </table:table-cell>
          <table:table-cell table:style-name="ce44" table:formula="of:=SUMPRODUCT([.C$2:.C$31]; [.F$2:.F$31]*[.M17]&lt;10)+SUMPRODUCT([.D$2:.D$31];  [.F$2:.F$31]*[.M17]&gt;=10;[.F$2:.F$31]*[.M17]&lt;30)+SUMPRODUCT([.E$2:.E$31]; [.F$2:.F$31]*[.M17]&gt;=30)" office:value-type="currency" office:currency="USD" office:value="6.0641" calcext:value-type="currency">
            <text:p>$6.0641</text:p>
          </table:table-cell>
          <table:table-cell table:style-name="ce44" table:formula="of:=[.N17]+[.$J$52]/[.M17]+2/5" office:value-type="currency" office:currency="USD" office:value="6.7641" calcext:value-type="currency">
            <text:p>$6.7641</text:p>
          </table:table-cell>
          <table:table-cell table:style-name="ce44" table:formula="of:=[.O17]*1.55" office:value-type="currency" office:currency="USD" office:value="10.484355" calcext:value-type="currency">
            <text:p>$10.4844</text:p>
          </table:table-cell>
          <table:table-cell table:style-name="ce44" table:formula="of:=[.P17]+[.$B$55]/[.M17]" office:value-type="currency" office:currency="USD" office:value="10.8414978571429" calcext:value-type="currency">
            <text:p>$10.8415</text:p>
          </table:table-cell>
          <table:table-cell table:style-name="ce45" table:formula="of:=[.O17]*[.M17]" office:value-type="currency" office:currency="USD" office:value="473.487" calcext:value-type="currency">
            <text:p>$473.49</text:p>
          </table:table-cell>
        </table:table-row>
        <table:table-row table:style-name="ro1">
          <table:table-cell table:style-name="ce6" office:value-type="string" calcext:value-type="string">
            <text:p>TPS61023DRLR</text:p>
          </table:table-cell>
          <table:table-cell table:style-name="ce11" office:value-type="string" calcext:value-type="string">
            <text:p>C919459</text:p>
          </table:table-cell>
          <table:table-cell table:number-columns-repeated="3" table:style-name="ce11" office:value-type="float" office:value="0.2858" calcext:value-type="float">
            <text:p>0.2858</text:p>
          </table:table-cell>
          <table:table-cell table:style-name="ce33" office:value-type="float" office:value="1" calcext:value-type="float">
            <text:p>1</text:p>
          </table:table-cell>
          <table:table-cell table:formula="of:=[.F18]*[.B$54]" office:value-type="float" office:value="5" calcext:value-type="float">
            <text:p>5</text:p>
          </table:table-cell>
          <table:table-cell table:formula="of:=IF([.B$54]*[.F18]&lt;10; [.C18]; IF([.B$54]*[.F18]&lt;30; [.D18]; [.E18]))" office:value-type="float" office:value="0.2858" calcext:value-type="float">
            <text:p>0.2858</text:p>
          </table:table-cell>
          <table:table-cell table:style-name="ce11" office:value-type="string" calcext:value-type="string">
            <text:p>y</text:p>
          </table:table-cell>
          <table:table-cell table:style-name="ce11" table:formula="of:=IF([.I18]=&quot;y&quot;;3;0)" office:value-type="float" office:value="3" calcext:value-type="float">
            <text:p>3</text:p>
          </table:table-cell>
          <table:table-cell table:style-name="ce11" table:formula="of:=[.J18]/[.$B$54]" office:value-type="float" office:value="0.6" calcext:value-type="float">
            <text:p>0.6</text:p>
          </table:table-cell>
          <table:table-cell table:style-name="ce38" office:value-type="string" calcext:value-type="string">
            <text:p>Boost converter</text:p>
          </table:table-cell>
          <table:table-cell table:formula="of:=[.M17]+5" office:value-type="float" office:value="75" calcext:value-type="float">
            <text:p>75</text:p>
          </table:table-cell>
          <table:table-cell table:style-name="ce44" table:formula="of:=SUMPRODUCT([.C$2:.C$31]; [.F$2:.F$31]*[.M18]&lt;10)+SUMPRODUCT([.D$2:.D$31];  [.F$2:.F$31]*[.M18]&gt;=10;[.F$2:.F$31]*[.M18]&lt;30)+SUMPRODUCT([.E$2:.E$31]; [.F$2:.F$31]*[.M18]&gt;=30)" office:value-type="currency" office:currency="USD" office:value="6.0641" calcext:value-type="currency">
            <text:p>$6.0641</text:p>
          </table:table-cell>
          <table:table-cell table:style-name="ce44" table:formula="of:=[.N18]+[.$J$52]/[.M18]+2/5" office:value-type="currency" office:currency="USD" office:value="6.7441" calcext:value-type="currency">
            <text:p>$6.7441</text:p>
          </table:table-cell>
          <table:table-cell table:style-name="ce44" table:formula="of:=[.O18]*1.55" office:value-type="currency" office:currency="USD" office:value="10.453355" calcext:value-type="currency">
            <text:p>$10.4534</text:p>
          </table:table-cell>
          <table:table-cell table:style-name="ce44" table:formula="of:=[.P18]+[.$B$55]/[.M18]" office:value-type="currency" office:currency="USD" office:value="10.7866883333333" calcext:value-type="currency">
            <text:p>$10.7867</text:p>
          </table:table-cell>
          <table:table-cell table:style-name="ce45" table:formula="of:=[.O18]*[.M18]" office:value-type="currency" office:currency="USD" office:value="505.8075" calcext:value-type="currency">
            <text:p>$505.81</text:p>
          </table:table-cell>
        </table:table-row>
        <table:table-row table:style-name="ro1">
          <table:table-cell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table:number-columns-repeated="2" office:value-type="float" office:value="0.0423" calcext:value-type="float">
            <text:p>0.0423</text:p>
          </table:table-cell>
          <table:table-cell table:style-name="ce12" office:value-type="float" office:value="0.0423" calcext:value-type="float">
            <text:p>0.0423</text:p>
          </table:table-cell>
          <table:table-cell office:value-type="float" office:value="0" calcext:value-type="float">
            <text:p>0</text:p>
          </table:table-cell>
          <table:table-cell table:formula="of:=[.F19]*[.B$54]" office:value-type="float" office:value="0" calcext:value-type="float">
            <text:p>0</text:p>
          </table:table-cell>
          <table:table-cell table:formula="of:=IF([.B$54]*[.F19]&lt;10; [.C19]; IF([.B$54]*[.F19]&lt;30; [.D19]; [.E19]))" office:value-type="float" office:value="0.0423" calcext:value-type="float">
            <text:p>0.0423</text:p>
          </table:table-cell>
          <table:table-cell office:value-type="string" calcext:value-type="string">
            <text:p>n</text:p>
          </table:table-cell>
          <table:table-cell table:formula="of:=IF([.I19]=&quot;y&quot;;3;0)" office:value-type="float" office:value="0" calcext:value-type="float">
            <text:p>0</text:p>
          </table:table-cell>
          <table:table-cell table:formula="of:=[.J19]/[.$B$54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  <table:table-cell table:formula="of:=[.M18]+5" office:value-type="float" office:value="80" calcext:value-type="float">
            <text:p>80</text:p>
          </table:table-cell>
          <table:table-cell table:style-name="ce44" table:formula="of:=SUMPRODUCT([.C$2:.C$31]; [.F$2:.F$31]*[.M19]&lt;10)+SUMPRODUCT([.D$2:.D$31];  [.F$2:.F$31]*[.M19]&gt;=10;[.F$2:.F$31]*[.M19]&lt;30)+SUMPRODUCT([.E$2:.E$31]; [.F$2:.F$31]*[.M19]&gt;=30)" office:value-type="currency" office:currency="USD" office:value="6.0641" calcext:value-type="currency">
            <text:p>$6.0641</text:p>
          </table:table-cell>
          <table:table-cell table:style-name="ce44" table:formula="of:=[.N19]+[.$J$52]/[.M19]+2/5" office:value-type="currency" office:currency="USD" office:value="6.7266" calcext:value-type="currency">
            <text:p>$6.7266</text:p>
          </table:table-cell>
          <table:table-cell table:style-name="ce44" table:formula="of:=[.O19]*1.55" office:value-type="currency" office:currency="USD" office:value="10.42623" calcext:value-type="currency">
            <text:p>$10.4262</text:p>
          </table:table-cell>
          <table:table-cell table:style-name="ce44" table:formula="of:=[.P19]+[.$B$55]/[.M19]" office:value-type="currency" office:currency="USD" office:value="10.73873" calcext:value-type="currency">
            <text:p>$10.7387</text:p>
          </table:table-cell>
          <table:table-cell table:style-name="ce45" table:formula="of:=[.O19]*[.M19]" office:value-type="currency" office:currency="USD" office:value="538.128" calcext:value-type="currency">
            <text:p>$538.13</text:p>
          </table:table-cell>
        </table:table-row>
        <table:table-row table:style-name="ro1">
          <table:table-cell table:style-name="ce1" office:value-type="string" calcext:value-type="string">
            <text:p>0402WGF1500TCE</text:p>
          </table:table-cell>
          <table:table-cell office:value-type="string" calcext:value-type="string">
            <text:p>C25082</text:p>
          </table:table-cell>
          <table:table-cell table:number-columns-repeated="3" table:style-name="ce11" office:value-type="float" office:value="0.0006" calcext:value-type="float">
            <text:p>0.0006</text:p>
          </table:table-cell>
          <table:table-cell table:style-name="ce33" office:value-type="float" office:value="1" calcext:value-type="float">
            <text:p>1</text:p>
          </table:table-cell>
          <table:table-cell table:formula="of:=[.F20]*[.B$54]" office:value-type="float" office:value="5" calcext:value-type="float">
            <text:p>5</text:p>
          </table:table-cell>
          <table:table-cell table:formula="of:=IF([.B$54]*[.F20]&lt;10; [.C20]; IF([.B$54]*[.F20]&lt;30; [.D20]; [.E20]))" office:value-type="float" office:value="0.0006" calcext:value-type="float">
            <text:p>0.0006</text:p>
          </table:table-cell>
          <table:table-cell table:style-name="ce11" office:value-type="string" calcext:value-type="string">
            <text:p>preferred</text:p>
          </table:table-cell>
          <table:table-cell table:style-name="ce11" table:formula="of:=IF([.I20]=&quot;y&quot;;3;0)" office:value-type="float" office:value="0" calcext:value-type="float">
            <text:p>0</text:p>
          </table:table-cell>
          <table:table-cell table:style-name="ce11" table:formula="of:=[.J20]/[.$B$54]" office:value-type="float" office:value="0" calcext:value-type="float">
            <text:p>0</text:p>
          </table:table-cell>
          <table:table-cell table:style-name="ce38" office:value-type="string" calcext:value-type="string">
            <text:p>0402 150R</text:p>
          </table:table-cell>
          <table:table-cell table:formula="of:=[.M19]+5" office:value-type="float" office:value="85" calcext:value-type="float">
            <text:p>85</text:p>
          </table:table-cell>
          <table:table-cell table:style-name="ce44" table:formula="of:=SUMPRODUCT([.C$2:.C$31]; [.F$2:.F$31]*[.M20]&lt;10)+SUMPRODUCT([.D$2:.D$31];  [.F$2:.F$31]*[.M20]&gt;=10;[.F$2:.F$31]*[.M20]&lt;30)+SUMPRODUCT([.E$2:.E$31]; [.F$2:.F$31]*[.M20]&gt;=30)" office:value-type="currency" office:currency="USD" office:value="6.0641" calcext:value-type="currency">
            <text:p>$6.0641</text:p>
          </table:table-cell>
          <table:table-cell table:style-name="ce44" table:formula="of:=[.N20]+[.$J$52]/[.M20]+2/5" office:value-type="currency" office:currency="USD" office:value="6.71115882352941" calcext:value-type="currency">
            <text:p>$6.7112</text:p>
          </table:table-cell>
          <table:table-cell table:style-name="ce44" table:formula="of:=[.O20]*1.55" office:value-type="currency" office:currency="USD" office:value="10.4022961764706" calcext:value-type="currency">
            <text:p>$10.4023</text:p>
          </table:table-cell>
          <table:table-cell table:style-name="ce44" table:formula="of:=[.P20]+[.$B$55]/[.M20]" office:value-type="currency" office:currency="USD" office:value="10.6964138235294" calcext:value-type="currency">
            <text:p>$10.6964</text:p>
          </table:table-cell>
          <table:table-cell table:style-name="ce45" table:formula="of:=[.O20]*[.M20]" office:value-type="currency" office:currency="USD" office:value="570.4485" calcext:value-type="currency">
            <text:p>$570.45</text:p>
          </table:table-cell>
        </table:table-row>
        <table:table-row table:style-name="ro1">
          <table:table-cell table:style-name="ce1" office:value-type="string" calcext:value-type="string">
            <text:p>0603WAF2400T5E</text:p>
          </table:table-cell>
          <table:table-cell office:value-type="string" calcext:value-type="string">
            <text:p>C23350</text:p>
          </table:table-cell>
          <table:table-cell table:number-columns-repeated="2" office:value-type="float" office:value="0.001" calcext:value-type="float">
            <text:p>0.001</text:p>
          </table:table-cell>
          <table:table-cell table:style-name="ce1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F21]*[.B$54]" office:value-type="float" office:value="5" calcext:value-type="float">
            <text:p>5</text:p>
          </table:table-cell>
          <table:table-cell table:formula="of:=IF([.B$54]*[.F21]&lt;10; [.C21]; IF([.B$54]*[.F21]&lt;30; [.D21]; [.E21]))" office:value-type="float" office:value="0.001" calcext:value-type="float">
            <text:p>0.001</text:p>
          </table:table-cell>
          <table:table-cell office:value-type="string" calcext:value-type="string">
            <text:p>preferred</text:p>
          </table:table-cell>
          <table:table-cell table:formula="of:=IF([.I21]=&quot;y&quot;;3;0)" office:value-type="float" office:value="0" calcext:value-type="float">
            <text:p>0</text:p>
          </table:table-cell>
          <table:table-cell table:formula="of:=[.J21]/[.$B$54]" office:value-type="float" office:value="0" calcext:value-type="float">
            <text:p>0</text:p>
          </table:table-cell>
          <table:table-cell office:value-type="string" calcext:value-type="string">
            <text:p>0603 240R</text:p>
          </table:table-cell>
          <table:table-cell table:formula="of:=[.M20]+5" office:value-type="float" office:value="90" calcext:value-type="float">
            <text:p>90</text:p>
          </table:table-cell>
          <table:table-cell table:style-name="ce44" table:formula="of:=SUMPRODUCT([.C$2:.C$31]; [.F$2:.F$31]*[.M21]&lt;10)+SUMPRODUCT([.D$2:.D$31];  [.F$2:.F$31]*[.M21]&gt;=10;[.F$2:.F$31]*[.M21]&lt;30)+SUMPRODUCT([.E$2:.E$31]; [.F$2:.F$31]*[.M21]&gt;=30)" office:value-type="currency" office:currency="USD" office:value="6.0641" calcext:value-type="currency">
            <text:p>$6.0641</text:p>
          </table:table-cell>
          <table:table-cell table:style-name="ce44" table:formula="of:=[.N21]+[.$J$52]/[.M21]+2/5" office:value-type="currency" office:currency="USD" office:value="6.69743333333333" calcext:value-type="currency">
            <text:p>$6.6974</text:p>
          </table:table-cell>
          <table:table-cell table:style-name="ce44" table:formula="of:=[.O21]*1.55" office:value-type="currency" office:currency="USD" office:value="10.3810216666667" calcext:value-type="currency">
            <text:p>$10.3810</text:p>
          </table:table-cell>
          <table:table-cell table:style-name="ce44" table:formula="of:=[.P21]+[.$B$55]/[.M21]" office:value-type="currency" office:currency="USD" office:value="10.6587994444444" calcext:value-type="currency">
            <text:p>$10.6588</text:p>
          </table:table-cell>
          <table:table-cell table:style-name="ce45" table:formula="of:=[.O21]*[.M21]" office:value-type="currency" office:currency="USD" office:value="602.769" calcext:value-type="currency">
            <text:p>$602.77</text:p>
          </table:table-cell>
        </table:table-row>
        <table:table-row table:style-name="ro1">
          <table:table-cell table:style-name="ce1" office:value-type="string" calcext:value-type="string">
            <text:p>Q13FC13500004</text:p>
          </table:table-cell>
          <table:table-cell table:style-name="ce13" office:value-type="string" calcext:value-type="string">
            <text:p>C32346</text:p>
          </table:table-cell>
          <table:table-cell table:number-columns-repeated="3" table:style-name="ce11" office:value-type="float" office:value="0.1772" calcext:value-type="float">
            <text:p>0.1772</text:p>
          </table:table-cell>
          <table:table-cell table:style-name="ce33" office:value-type="float" office:value="1" calcext:value-type="float">
            <text:p>1</text:p>
          </table:table-cell>
          <table:table-cell table:formula="of:=[.F22]*[.B$54]" office:value-type="float" office:value="5" calcext:value-type="float">
            <text:p>5</text:p>
          </table:table-cell>
          <table:table-cell table:formula="of:=IF([.B$54]*[.F22]&lt;10; [.C22]; IF([.B$54]*[.F22]&lt;30; [.D22]; [.E22]))" office:value-type="float" office:value="0.1772" calcext:value-type="float">
            <text:p>0.1772</text:p>
          </table:table-cell>
          <table:table-cell table:style-name="ce11" office:value-type="string" calcext:value-type="string">
            <text:p>n</text:p>
          </table:table-cell>
          <table:table-cell table:style-name="ce11" table:formula="of:=IF([.I22]=&quot;y&quot;;3;0)" office:value-type="float" office:value="0" calcext:value-type="float">
            <text:p>0</text:p>
          </table:table-cell>
          <table:table-cell table:style-name="ce11" table:formula="of:=[.J22]/[.$B$54]" office:value-type="float" office:value="0" calcext:value-type="float">
            <text:p>0</text:p>
          </table:table-cell>
          <table:table-cell table:style-name="ce38" office:value-type="string" calcext:value-type="string">
            <text:p>32k crystal, 12.5pF load capacitence</text:p>
          </table:table-cell>
          <table:table-cell table:formula="of:=[.M21]+5" office:value-type="float" office:value="95" calcext:value-type="float">
            <text:p>95</text:p>
          </table:table-cell>
          <table:table-cell table:style-name="ce44" table:formula="of:=SUMPRODUCT([.C$2:.C$31]; [.F$2:.F$31]*[.M22]&lt;10)+SUMPRODUCT([.D$2:.D$31];  [.F$2:.F$31]*[.M22]&gt;=10;[.F$2:.F$31]*[.M22]&lt;30)+SUMPRODUCT([.E$2:.E$31]; [.F$2:.F$31]*[.M22]&gt;=30)" office:value-type="currency" office:currency="USD" office:value="6.0641" calcext:value-type="currency">
            <text:p>$6.0641</text:p>
          </table:table-cell>
          <table:table-cell table:style-name="ce44" table:formula="of:=[.N22]+[.$J$52]/[.M22]+2/5" office:value-type="currency" office:currency="USD" office:value="6.68515263157895" calcext:value-type="currency">
            <text:p>$6.6852</text:p>
          </table:table-cell>
          <table:table-cell table:style-name="ce44" table:formula="of:=[.O22]*1.55" office:value-type="currency" office:currency="USD" office:value="10.3619865789474" calcext:value-type="currency">
            <text:p>$10.3620</text:p>
          </table:table-cell>
          <table:table-cell table:style-name="ce44" table:formula="of:=[.P22]+[.$B$55]/[.M22]" office:value-type="currency" office:currency="USD" office:value="10.6251444736842" calcext:value-type="currency">
            <text:p>$10.6251</text:p>
          </table:table-cell>
          <table:table-cell table:style-name="ce45" table:formula="of:=[.O22]*[.M22]" office:value-type="currency" office:currency="USD" office:value="635.0895" calcext:value-type="currency">
            <text:p>$635.09</text:p>
          </table:table-cell>
        </table:table-row>
        <table:table-row table:style-name="ro1">
          <table:table-cell table:style-name="ce1" office:value-type="string" calcext:value-type="string">
            <text:p>CL05C100JB5NNNC</text:p>
          </table:table-cell>
          <table:table-cell office:value-type="string" calcext:value-type="string">
            <text:p>C32949</text:p>
          </table:table-cell>
          <table:table-cell table:number-columns-repeated="2" office:value-type="float" office:value="0.0043" calcext:value-type="float">
            <text:p>0.0043</text:p>
          </table:table-cell>
          <table:table-cell table:style-name="ce12" office:value-type="float" office:value="0.0043" calcext:value-type="float">
            <text:p>0.0043</text:p>
          </table:table-cell>
          <table:table-cell office:value-type="float" office:value="2" calcext:value-type="float">
            <text:p>2</text:p>
          </table:table-cell>
          <table:table-cell table:formula="of:=[.F23]*[.B$54]" office:value-type="float" office:value="10" calcext:value-type="float">
            <text:p>10</text:p>
          </table:table-cell>
          <table:table-cell table:formula="of:=IF([.B$54]*[.F23]&lt;10; [.C23]; IF([.B$54]*[.F23]&lt;30; [.D23]; [.E23]))" office:value-type="float" office:value="0.0043" calcext:value-type="float">
            <text:p>0.0043</text:p>
          </table:table-cell>
          <table:table-cell office:value-type="string" calcext:value-type="string">
            <text:p>n</text:p>
          </table:table-cell>
          <table:table-cell table:formula="of:=IF([.I23]=&quot;y&quot;;3;0)" office:value-type="float" office:value="0" calcext:value-type="float">
            <text:p>0</text:p>
          </table:table-cell>
          <table:table-cell table:formula="of:=[.J23]/[.$B$54]" office:value-type="float" office:value="0" calcext:value-type="float">
            <text:p>0</text:p>
          </table:table-cell>
          <table:table-cell office:value-type="string" calcext:value-type="string">
            <text:p>10pF crystal load caps, 0402</text:p>
          </table:table-cell>
          <table:table-cell table:formula="of:=[.M22]+5" office:value-type="float" office:value="100" calcext:value-type="float">
            <text:p>100</text:p>
          </table:table-cell>
          <table:table-cell table:style-name="ce44" table:formula="of:=SUMPRODUCT([.C$2:.C$31]; [.F$2:.F$31]*[.M23]&lt;10)+SUMPRODUCT([.D$2:.D$31];  [.F$2:.F$31]*[.M23]&gt;=10;[.F$2:.F$31]*[.M23]&lt;30)+SUMPRODUCT([.E$2:.E$31]; [.F$2:.F$31]*[.M23]&gt;=30)" office:value-type="currency" office:currency="USD" office:value="6.0641" calcext:value-type="currency">
            <text:p>$6.0641</text:p>
          </table:table-cell>
          <table:table-cell table:style-name="ce44" table:formula="of:=[.N23]+[.$J$52]/[.M23]+2/5" office:value-type="currency" office:currency="USD" office:value="6.6741" calcext:value-type="currency">
            <text:p>$6.6741</text:p>
          </table:table-cell>
          <table:table-cell table:style-name="ce44" table:formula="of:=[.O23]*1.55" office:value-type="currency" office:currency="USD" office:value="10.344855" calcext:value-type="currency">
            <text:p>$10.3449</text:p>
          </table:table-cell>
          <table:table-cell table:style-name="ce44" table:formula="of:=[.P23]+[.$B$55]/[.M23]" office:value-type="currency" office:currency="USD" office:value="10.594855" calcext:value-type="currency">
            <text:p>$10.5949</text:p>
          </table:table-cell>
          <table:table-cell table:style-name="ce45" table:formula="of:=[.O23]*[.M23]" office:value-type="currency" office:currency="USD" office:value="667.41" calcext:value-type="currency">
            <text:p>$667.41</text:p>
          </table:table-cell>
        </table:table-row>
        <table:table-row table:style-name="ro1">
          <table:table-cell table:style-name="ce6" office:value-type="string" calcext:value-type="string">
            <text:p>SS24</text:p>
          </table:table-cell>
          <table:table-cell table:style-name="ce11" office:value-type="string" calcext:value-type="string">
            <text:p>C7420362</text:p>
          </table:table-cell>
          <table:table-cell table:number-columns-repeated="3" table:style-name="ce11" office:value-type="float" office:value="0.0222" calcext:value-type="float">
            <text:p>0.0222</text:p>
          </table:table-cell>
          <table:table-cell table:style-name="ce33" office:value-type="float" office:value="0" calcext:value-type="float">
            <text:p>0</text:p>
          </table:table-cell>
          <table:table-cell table:formula="of:=[.F24]*[.B$54]" office:value-type="float" office:value="0" calcext:value-type="float">
            <text:p>0</text:p>
          </table:table-cell>
          <table:table-cell table:formula="of:=IF([.B$54]*[.F24]&lt;10; [.C24]; IF([.B$54]*[.F24]&lt;30; [.D24]; [.E24]))" office:value-type="float" office:value="0.0222" calcext:value-type="float">
            <text:p>0.0222</text:p>
          </table:table-cell>
          <table:table-cell table:style-name="ce11" office:value-type="string" calcext:value-type="string">
            <text:p>preferred</text:p>
          </table:table-cell>
          <table:table-cell table:style-name="ce11" table:formula="of:=IF([.I24]=&quot;y&quot;;3;0)" office:value-type="float" office:value="0" calcext:value-type="float">
            <text:p>0</text:p>
          </table:table-cell>
          <table:table-cell table:style-name="ce11" table:formula="of:=[.J24]/[.$B$54]" office:value-type="float" office:value="0" calcext:value-type="float">
            <text:p>0</text:p>
          </table:table-cell>
          <table:table-cell table:style-name="ce38" office:value-type="string" calcext:value-type="string">
            <text:p>Reverse polarity protection diode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table:number-columns-repeated="2" office:value-type="float" office:value="0.0125" calcext:value-type="float">
            <text:p>0.0125</text:p>
          </table:table-cell>
          <table:table-cell table:style-name="ce12"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F25]*[.B$54]" office:value-type="float" office:value="5" calcext:value-type="float">
            <text:p>5</text:p>
          </table:table-cell>
          <table:table-cell table:formula="of:=IF([.B$54]*[.F25]&lt;10; [.C25]; IF([.B$54]*[.F25]&lt;30; [.D25]; [.E25]))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I25]=&quot;y&quot;;3;0)" office:value-type="float" office:value="0" calcext:value-type="float">
            <text:p>0</text:p>
          </table:table-cell>
          <table:table-cell table:formula="of:=[.J25]/[.$B$54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KT-0603R</text:p>
          </table:table-cell>
          <table:table-cell office:value-type="string" calcext:value-type="string">
            <text:p>C2286</text:p>
          </table:table-cell>
          <table:table-cell table:number-columns-repeated="3" table:style-name="ce11" office:value-type="float" office:value="0.0056" calcext:value-type="float">
            <text:p>0.0056</text:p>
          </table:table-cell>
          <table:table-cell table:style-name="ce33" office:value-type="float" office:value="1" calcext:value-type="float">
            <text:p>1</text:p>
          </table:table-cell>
          <table:table-cell table:formula="of:=[.F26]*[.B$54]" office:value-type="float" office:value="5" calcext:value-type="float">
            <text:p>5</text:p>
          </table:table-cell>
          <table:table-cell table:formula="of:=IF([.B$54]*[.F26]&lt;10; [.C26]; IF([.B$54]*[.F26]&lt;30; [.D26]; [.E26]))" office:value-type="float" office:value="0.0056" calcext:value-type="float">
            <text:p>0.0056</text:p>
          </table:table-cell>
          <table:table-cell table:style-name="ce11" office:value-type="string" calcext:value-type="string">
            <text:p>n</text:p>
          </table:table-cell>
          <table:table-cell table:style-name="ce11" table:formula="of:=IF([.I26]=&quot;y&quot;;3;0)" office:value-type="float" office:value="0" calcext:value-type="float">
            <text:p>0</text:p>
          </table:table-cell>
          <table:table-cell table:style-name="ce11" table:formula="of:=[.J26]/[.$B$54]" office:value-type="float" office:value="0" calcext:value-type="float">
            <text:p>0</text:p>
          </table:table-cell>
          <table:table-cell table:style-name="ce38" office:value-type="string" calcext:value-type="string">
            <text:p>Red l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KT-0805G</text:p>
          </table:table-cell>
          <table:table-cell office:value-type="string" calcext:value-type="string">
            <text:p>C2297</text:p>
          </table:table-cell>
          <table:table-cell table:number-columns-repeated="2" office:value-type="float" office:value="0.0107" calcext:value-type="float">
            <text:p>0.0107</text:p>
          </table:table-cell>
          <table:table-cell table:style-name="ce12" office:value-type="float" office:value="0.0107" calcext:value-type="float">
            <text:p>0.0107</text:p>
          </table:table-cell>
          <table:table-cell office:value-type="float" office:value="1" calcext:value-type="float">
            <text:p>1</text:p>
          </table:table-cell>
          <table:table-cell table:formula="of:=[.F27]*[.B$54]" office:value-type="float" office:value="5" calcext:value-type="float">
            <text:p>5</text:p>
          </table:table-cell>
          <table:table-cell table:formula="of:=IF([.B$54]*[.F27]&lt;10; [.C27]; IF([.B$54]*[.F27]&lt;30; [.D27]; [.E27]))" office:value-type="float" office:value="0.0107" calcext:value-type="float">
            <text:p>0.0107</text:p>
          </table:table-cell>
          <table:table-cell office:value-type="string" calcext:value-type="string">
            <text:p>n</text:p>
          </table:table-cell>
          <table:table-cell table:formula="of:=IF([.I27]=&quot;y&quot;;3;0)" office:value-type="float" office:value="0" calcext:value-type="float">
            <text:p>0</text:p>
          </table:table-cell>
          <table:table-cell table:formula="of:=[.J27]/[.$B$54]" office:value-type="float" office:value="0" calcext:value-type="float">
            <text:p>0</text:p>
          </table:table-cell>
          <table:table-cell office:value-type="string" calcext:value-type="string">
            <text:p>Green L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PS2115ADRBT</text:p>
          </table:table-cell>
          <table:table-cell office:value-type="string" calcext:value-type="string">
            <text:p>C2863458</text:p>
          </table:table-cell>
          <table:table-cell office:value-type="float" office:value="0.462" calcext:value-type="float">
            <text:p>0.462</text:p>
          </table:table-cell>
          <table:table-cell table:style-name="ce1" office:value-type="float" office:value="0.4515" calcext:value-type="float">
            <text:p>0.4515</text:p>
          </table:table-cell>
          <table:table-cell office:value-type="float" office:value="0.4515" calcext:value-type="float">
            <text:p>0.4515</text:p>
          </table:table-cell>
          <table:table-cell table:style-name="ce33" office:value-type="float" office:value="1" calcext:value-type="float">
            <text:p>1</text:p>
          </table:table-cell>
          <table:table-cell table:formula="of:=[.F28]*[.B$54]" office:value-type="float" office:value="5" calcext:value-type="float">
            <text:p>5</text:p>
          </table:table-cell>
          <table:table-cell table:formula="of:=IF([.B$54]*[.F28]&lt;10; [.C28]; IF([.B$54]*[.F28]&lt;30; [.D28]; [.E28]))" office:value-type="float" office:value="0.462" calcext:value-type="float">
            <text:p>0.462</text:p>
          </table:table-cell>
          <table:table-cell table:style-name="ce11" office:value-type="string" calcext:value-type="string">
            <text:p>y</text:p>
          </table:table-cell>
          <table:table-cell table:style-name="ce11" table:formula="of:=IF([.I28]=&quot;y&quot;;3;0)" office:value-type="float" office:value="3" calcext:value-type="float">
            <text:p>3</text:p>
          </table:table-cell>
          <table:table-cell table:style-name="ce11" table:formula="of:=[.J28]/[.$B$54]" office:value-type="float" office:value="0.6" calcext:value-type="float">
            <text:p>0.6</text:p>
          </table:table-cell>
          <table:table-cell table:style-name="ce38" office:value-type="string" calcext:value-type="string">
            <text:p>Power mu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402WGF4700TCE</text:p>
          </table:table-cell>
          <table:table-cell office:value-type="string" calcext:value-type="string">
            <text:p>C25117</text:p>
          </table:table-cell>
          <table:table-cell table:number-columns-repeated="2" office:value-type="float" office:value="0.0006" calcext:value-type="float">
            <text:p>0.0006</text:p>
          </table:table-cell>
          <table:table-cell table:style-name="ce12"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table:formula="of:=[.F29]*[.B$54]" office:value-type="float" office:value="5" calcext:value-type="float">
            <text:p>5</text:p>
          </table:table-cell>
          <table:table-cell table:formula="of:=IF([.B$54]*[.F29]&lt;10; [.C29]; IF([.B$54]*[.F29]&lt;30; [.D29]; [.E29]))" office:value-type="float" office:value="0.0006" calcext:value-type="float">
            <text:p>0.0006</text:p>
          </table:table-cell>
          <table:table-cell office:value-type="string" calcext:value-type="string">
            <text:p>n</text:p>
          </table:table-cell>
          <table:table-cell table:formula="of:=IF([.I29]=&quot;y&quot;;3;0)" office:value-type="float" office:value="0" calcext:value-type="float">
            <text:p>0</text:p>
          </table:table-cell>
          <table:table-cell table:formula="of:=[.J29]/[.$B$54]" office:value-type="float" office:value="0" calcext:value-type="float">
            <text:p>0</text:p>
          </table:table-cell>
          <table:table-cell office:value-type="string" calcext:value-type="string">
            <text:p>470R 040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3002</text:p>
          </table:table-cell>
          <table:table-cell table:style-name="ce11" office:value-type="string" calcext:value-type="string">
            <text:p>36-3002-ND</text:p>
          </table:table-cell>
          <table:table-cell office:value-type="float" office:value="0.47" calcext:value-type="float">
            <text:p>0.47</text:p>
          </table:table-cell>
          <table:table-cell table:style-name="ce11" office:value-type="float" office:value="0.391" calcext:value-type="float">
            <text:p>0.391</text:p>
          </table:table-cell>
          <table:table-cell office:value-type="float" office:value="0.391" calcext:value-type="float">
            <text:p>0.391</text:p>
          </table:table-cell>
          <table:table-cell table:style-name="ce33" office:value-type="float" office:value="1" calcext:value-type="float">
            <text:p>1</text:p>
          </table:table-cell>
          <table:table-cell table:formula="of:=[.F30]*[.B$54]" office:value-type="float" office:value="5" calcext:value-type="float">
            <text:p>5</text:p>
          </table:table-cell>
          <table:table-cell table:formula="of:=IF([.B$54]*[.F30]&lt;10; [.C30]; IF([.B$54]*[.F30]&lt;30; [.D30]; [.E30]))" office:value-type="float" office:value="0.47" calcext:value-type="float">
            <text:p>0.47</text:p>
          </table:table-cell>
          <table:table-cell table:style-name="ce11" office:value-type="string" calcext:value-type="string">
            <text:p>y</text:p>
          </table:table-cell>
          <table:table-cell table:style-name="ce11" table:formula="of:=IF([.I30]=&quot;y&quot;;3;0)" office:value-type="float" office:value="3" calcext:value-type="float">
            <text:p>3</text:p>
          </table:table-cell>
          <table:table-cell table:style-name="ce11" table:formula="of:=[.J30]/[.$B$54]" office:value-type="float" office:value="0.6" calcext:value-type="float">
            <text:p>0.6</text:p>
          </table:table-cell>
          <table:table-cell table:style-name="ce38" office:value-type="string" calcext:value-type="string">
            <text:p>CR2032 holder from Digikey. MFR Keyst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2102-GMR</text:p>
          </table:table-cell>
          <table:table-cell office:value-type="string" calcext:value-type="string">
            <text:p>C6568</text:p>
          </table:table-cell>
          <table:table-cell office:value-type="float" office:value="2.0295" calcext:value-type="float">
            <text:p>2.0295</text:p>
          </table:table-cell>
          <table:table-cell office:value-type="float" office:value="1.7625" calcext:value-type="float">
            <text:p>1.7625</text:p>
          </table:table-cell>
          <table:table-cell office:value-type="float" office:value="1.5735" calcext:value-type="float">
            <text:p>1.5735</text:p>
          </table:table-cell>
          <table:table-cell office:value-type="float" office:value="1" calcext:value-type="float">
            <text:p>1</text:p>
          </table:table-cell>
          <table:table-cell table:formula="of:=[.F31]*[.B$54]" office:value-type="float" office:value="5" calcext:value-type="float">
            <text:p>5</text:p>
          </table:table-cell>
          <table:table-cell table:formula="of:=IF([.B$54]*[.F31]&lt;10; [.C31]; IF([.B$54]*[.F31]&lt;30; [.D31]; [.E31]))" office:value-type="float" office:value="2.0295" calcext:value-type="float">
            <text:p>2.0295</text:p>
          </table:table-cell>
          <table:table-cell office:value-type="string" calcext:value-type="string">
            <text:p>preferred</text:p>
          </table:table-cell>
          <table:table-cell table:formula="of:=IF([.I31]=&quot;y&quot;;3;0)" office:value-type="float" office:value="0" calcext:value-type="float">
            <text:p>0</text:p>
          </table:table-cell>
          <table:table-cell table:formula="of:=[.J31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 table:style-name="ce9" office:value-type="string" calcext:value-type="string">
            <text:p>Totals</text:p>
          </table:table-cell>
          <table:table-cell table:style-name="ce15" table:number-columns-repeated="6"/>
          <table:table-cell table:style-name="ce15" table:formula="of:=SUM([.H2:.H31])" office:value-type="float" office:value="6.6096" calcext:value-type="float">
            <text:p>6.6096</text:p>
          </table:table-cell>
          <table:table-cell table:style-name="ce15"/>
          <table:table-cell table:style-name="ce15" table:formula="of:=SUM([.J2:.J31])" office:value-type="float" office:value="21" calcext:value-type="float">
            <text:p>21</text:p>
          </table:table-cell>
          <table:table-cell table:style-name="ce15" table:formula="of:=SUM([.K2:.K31])" office:value-type="float" office:value="4.2" calcext:value-type="float">
            <text:p>4.2</text:p>
          </table:table-cell>
          <table:table-cell table:style-name="ce42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ce3" table:formula="of:=SUM([.H2:.H31])" office:value-type="float" office:value="6.6096" calcext:value-type="float">
            <text:p>6.6096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H53]+SUM([.J2:.J31])/[.B54]" office:value-type="float" office:value="10.8096" calcext:value-type="float">
            <text:p>10.8096</text:p>
          </table:table-cell>
          <table:table-cell table:style-name="Default" table:formula="of:=SUM([.K2:.K23])" office:value-type="float" office:value="3" calcext:value-type="float">
            <text:p>3</text:p>
          </table:table-cell>
          <table:table-cell table:style-name="Default" office:value-type="string" calcext:value-type="string">
            <text:p>Number of extended parts: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3" table:formula="of:=[.H53]*[.B54]" office:value-type="float" office:value="33.048" calcext:value-type="float">
            <text:p>33.048</text:p>
          </table:table-cell>
          <table:table-cell table:style-name="Default"/>
          <table:table-cell table:style-name="ce17" table:formula="of:=[.J53]*[.B54]" office:value-type="float" office:value="54.048" calcext:value-type="float">
            <text:p>54.048</text:p>
          </table:table-cell>
          <table:table-cell table:style-name="Default"/>
          <table:table-cell table:style-name="Default" table:formula="of:=SUMPRODUCT([.J2:.J31];[.F2:.F31])/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hipping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string" calcext:value-type="string">
            <text:p>Total BOM + board cost</text:p>
          </table:table-cell>
          <table:table-cell table:style-name="ce3" table:formula="of:=[.J53]+2/5" office:value-type="float" office:value="11.2096" calcext:value-type="float">
            <text:p>11.209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style-name="Default" office:value-type="string" calcext:value-type="string">
            <text:p>unit cost with tariff and shipping</text:p>
          </table:table-cell>
          <table:table-cell table:style-name="Default" table:formula="of:=[.J55]*1.55 + [.B55]/[.B54]" office:value-type="float" office:value="22.37488" calcext:value-type="float">
            <text:p>22.37488</text:p>
          </table:table-cell>
          <table:table-cell table:style-name="Default"/>
          <table:table-cell table:style-name="Default" office:value-type="string" calcext:value-type="string">
            <text:p>Regulator cost</text:p>
          </table:table-cell>
          <table:table-cell table:formula="of:=[.H11]+[.J11]/[.B54]+[.H18]+[.J18]/[.B54]" office:value-type="float" office:value="1.494" calcext:value-type="float">
            <text:p>1.494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style-name="Default" office:value-type="string" calcext:value-type="string">
            <text:p>Total price</text:p>
          </table:table-cell>
          <table:table-cell table:style-name="Default" table:formula="of:=[.J56]*[.B54]" office:value-type="float" office:value="111.8744" calcext:value-type="float">
            <text:p>111.8744</text:p>
          </table:table-cell>
          <table:table-cell table:style-name="Default" table:number-columns-repeated="2"/>
          <table:table-cell table:number-columns-repeated="6"/>
        </table:table-row>
        <calcext:conditional-formats>
          <calcext:conditional-format calcext:target-range-address="'Money Budget'.F2:'Money Budget'.G51">
            <calcext:condition calcext:apply-style-name="Bad" calcext:value="&lt;=0" calcext:base-cell-address="'Money Budget'.F2"/>
          </calcext:conditional-format>
        </calcext:conditional-formats>
      </table:table>
      <table:table table:name="Power Budge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Battery to 3.3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00000272097482668485" calcext:value-type="float">
            <text:p>2.72097482668485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0.000554082987857143" calcext:value-type="float">
            <text:p>0.000554082987857143</text:p>
          </table:table-cell>
          <table:table-cell table:number-columns-repeated="6"/>
          <table:table-cell table:style-name="ce43" office:value-type="string" calcext:value-type="string" table:number-columns-spanned="2" table:number-rows-spanned="1">
            <text:p>Sleep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Run</text:p>
          </table:table-cell>
          <table:covered-table-cell table:style-name="ce43"/>
          <table:table-cell table:style-name="ce39" office:value-type="string" calcext:value-type="string" table:number-columns-spanned="3" table:number-rows-spanned="1">
            <text:p>Average</text:p>
          </table:table-cell>
          <table:covered-table-cell table:number-columns-repeated="2" table:style-name="ce43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([.D3]*[.E3]/[.F3])/[.B3]" office:value-type="float" office:value="0.00000136048741334243" calcext:value-type="float">
            <text:p>1.36048741334243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table:formula="of:=[.F2]" office:value-type="float" office:value="0.838" calcext:value-type="float">
            <text:p>0.838</text:p>
          </table:table-cell>
          <table:table-cell table:formula="of:=[.D3]*[.E3]*(1-[.F3])*1000" office:value-type="float" office:value="0.000554082987857143" calcext:value-type="float">
            <text:p>0.000554082987857143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On proportion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m32l011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23" calcext:value-type="float">
            <text:p>2.30E-07</text:p>
          </table:table-cell>
          <table:table-cell table:formula="of:=[.M4]*[.N4]" office:value-type="float" office:value="0.000000759" calcext:value-type="float">
            <text:p>0.000000759</text:p>
          </table:table-cell>
          <table:table-cell table:style-name="ce40" office:value-type="float" office:value="0.000152" calcext:value-type="float">
            <text:p>1.52E-04</text:p>
          </table:table-cell>
          <table:table-cell table:formula="of:=[.M4]*[.P4]" office:value-type="float" office:value="0.0005016" calcext:value-type="float">
            <text:p>0.0005016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N4]*(1-[.R4])+[.P4]*[.R4]" office:value-type="float" office:value="0.00000027215833333333" calcext:value-type="float">
            <text:p>2.72158333333333E-07</text:p>
          </table:table-cell>
          <table:table-cell table:formula="of:=[.S4]*[.M4]" office:value-type="float" office:value="0.0000008981225" calcext:value-type="float">
            <text:p>0.0000008981225</text:p>
          </table:table-cell>
          <table:table-cell office:value-type="string" calcext:value-type="string">
            <text:p>deep sleep, one for one second per hour at 2mH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ED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5]*[.N5]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formula="of:=[.M5]*[.P5]" office:value-type="float" office:value="0.02376" calcext:value-type="float">
            <text:p>0.02376</text:p>
          </table:table-cell>
          <table:table-cell table:formula="of:=(1/60)*1/24*1/7" office:value-type="float" office:value="0.0000992063492063492" calcext:value-type="float">
            <text:p>9.92063492063492E-05</text:p>
          </table:table-cell>
          <table:table-cell table:formula="of:=[.N5]*(1-[.R5])+[.P5]*[.R5]" office:value-type="float" office:value="0.00000071428571428572" calcext:value-type="float">
            <text:p>7.14285714285714E-07</text:p>
          </table:table-cell>
          <table:table-cell table:formula="of:=[.S5]*[.M5]" office:value-type="float" office:value="0.00000235714285714286" calcext:value-type="float">
            <text:p>2.35714285714286E-06</text:p>
          </table:table-cell>
          <table:table-cell office:value-type="string" calcext:value-type="string">
            <text:p>On for one minute per hour, one day a week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0"/>
          <table:table-cell office:value-type="string" calcext:value-type="string">
            <text:p>lm66200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N6]" office:value-type="float" office:value="0.000000165" calcext:value-type="float">
            <text:p>0.000000165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P6]" office:value-type="float" office:value="0.000000165" calcext:value-type="float">
            <text:p>0.000000165</text:p>
          </table:table-cell>
          <table:table-cell office:value-type="float" office:value="1" calcext:value-type="float">
            <text:p>1</text:p>
          </table:table-cell>
          <table:table-cell table:formula="of:=[.N6]*(1-[.R6])+[.P6]*[.R6]" office:value-type="float" office:value="0.00000005" calcext:value-type="float">
            <text:p>0.00000005</text:p>
          </table:table-cell>
          <table:table-cell table:formula="of:=[.S6]*[.M6]" office:value-type="float" office:value="0.000000165" calcext:value-type="float">
            <text:p>0.000000165</text:p>
          </table:table-cell>
          <table:table-cell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runtime (d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/>
          <table:table-cell table:formula="of:=[.M7]*[.P7]" office:value-type="float" office:value="0" calcext:value-type="float">
            <text:p>0</text:p>
          </table:table-cell>
          <table:table-cell/>
          <table:table-cell table:formula="of:=[.N7]*(1-[.R7])+[.P7]*[.R7]" office:value-type="float" office:value="0" calcext:value-type="float">
            <text:p>0</text:p>
          </table:table-cell>
          <table:table-cell table:formula="of:=[.S7]*[.M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41018.41304502" calcext:value-type="float">
            <text:p>441018.41304502</text:p>
          </table:table-cell>
          <table:table-cell table:formula="of:=[.D8]/24" office:value-type="float" office:value="18375.7672102092" calcext:value-type="float">
            <text:p>18375.7672102092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8]*[.N8]" office:value-type="float" office:value="0" calcext:value-type="float">
            <text:p>0</text:p>
          </table:table-cell>
          <table:table-cell/>
          <table:table-cell table:formula="of:=[.M8]*[.P8]" office:value-type="float" office:value="0" calcext:value-type="float">
            <text:p>0</text:p>
          </table:table-cell>
          <table:table-cell/>
          <table:table-cell table:formula="of:=[.N8]*(1-[.R8])+[.P8]*[.R8]" office:value-type="float" office:value="0" calcext:value-type="float">
            <text:p>0</text:p>
          </table:table-cell>
          <table:table-cell table:formula="of:=[.S8]*[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18788.360510458" calcext:value-type="float">
            <text:p>918788.360510458</text:p>
          </table:table-cell>
          <table:table-cell table:formula="of:=[.D9]/24" office:value-type="float" office:value="38282.8483546024" calcext:value-type="float">
            <text:p>38282.8483546024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9]*[.N9]" office:value-type="float" office:value="0" calcext:value-type="float">
            <text:p>0</text:p>
          </table:table-cell>
          <table:table-cell/>
          <table:table-cell table:formula="of:=[.M9]*[.P9]" office:value-type="float" office:value="0" calcext:value-type="float">
            <text:p>0</text:p>
          </table:table-cell>
          <table:table-cell/>
          <table:table-cell table:formula="of:=[.N9]*(1-[.R9])+[.P9]*[.R9]" office:value-type="float" office:value="0" calcext:value-type="float">
            <text:p>0</text:p>
          </table:table-cell>
          <table:table-cell table:formula="of:=[.S9]*[.M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C10]/1000)/[.$C$3]" office:value-type="float" office:value="73503.0688408366" calcext:value-type="float">
            <text:p>73503.0688408366</text:p>
          </table:table-cell>
          <table:table-cell table:formula="of:=[.D10]/24" office:value-type="float" office:value="3062.62786836819" calcext:value-type="float">
            <text:p>3062.62786836819</text:p>
          </table:table-cell>
          <table:table-cell office:value-type="string" calcext:value-type="string">
            <text:p>100 may be a bit convservative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 table:formula="of:=[.E17]" office:value-type="float" office:value="0" calcext:value-type="float">
            <text:p>0</text:p>
          </table:table-cell>
          <table:table-cell table:formula="of:=[.M10]*[.N10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M10]*[.P10]" office:value-type="float" office:value="0" calcext:value-type="float">
            <text:p>0</text:p>
          </table:table-cell>
          <table:table-cell/>
          <table:table-cell table:formula="of:=[.N10]*(1-[.R10])+[.P10]*[.R10]" office:value-type="float" office:value="0" calcext:value-type="float">
            <text:p>0</text:p>
          </table:table-cell>
          <table:table-cell table:formula="of:=[.S10]*[.M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32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formula="of:=([.C11]/1000)/[.$C$3]" office:value-type="float" office:value="161706.751449841" calcext:value-type="float">
            <text:p>161706.751449841</text:p>
          </table:table-cell>
          <table:table-cell table:formula="of:=[.D11]/24" office:value-type="float" office:value="6737.78131041002" calcext:value-type="float">
            <text:p>6737.78131041002</text:p>
          </table:table-cell>
          <table:table-cell table:number-columns-repeated="6"/>
          <table:table-cell table:style-name="ce3" office:value-type="string" calcext:value-type="string">
            <text:p>Total 3v3</text:p>
          </table:table-cell>
          <table:table-cell table:style-name="ce3"/>
          <table:table-cell table:style-name="ce3" table:formula="of:=SUM([.N4:.N10])" office:value-type="float" office:value="0.00000028" calcext:value-type="float">
            <text:p>0.00000028</text:p>
          </table:table-cell>
          <table:table-cell table:style-name="ce3" table:formula="of:=SUM([.O4:.O10])" office:value-type="float" office:value="0.000000924" calcext:value-type="float">
            <text:p>0.000000924</text:p>
          </table:table-cell>
          <table:table-cell table:style-name="ce3" table:formula="of:=SUM([.P4:.P10])" office:value-type="float" office:value="0.00735205" calcext:value-type="float">
            <text:p>0.00735205</text:p>
          </table:table-cell>
          <table:table-cell table:style-name="ce3" table:formula="of:=SUM([.Q4:.Q10])" office:value-type="float" office:value="0.024261765" calcext:value-type="float">
            <text:p>0.024261765</text:p>
          </table:table-cell>
          <table:table-cell/>
          <table:table-cell table:style-name="ce3" table:formula="of:=SUM([.S4:.S10])" office:value-type="float" office:value="0.00000103644404761905" calcext:value-type="float">
            <text:p>1.03644404761905E-06</text:p>
          </table:table-cell>
          <table:table-cell table:style-name="ce3" table:formula="of:=SUM([.T4:.T10])" office:value-type="float" office:value="0.00000342026535714286" calcext:value-type="float">
            <text:p>3.42026535714286E-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mA</text:p>
          </table:table-cell>
          <table:table-cell/>
          <table:table-cell table:formula="of:=[.N11]*1000" office:value-type="float" office:value="0.00028" calcext:value-type="float">
            <text:p>0.00028</text:p>
          </table:table-cell>
          <table:table-cell table:formula="of:=[.O11]*1000" office:value-type="float" office:value="0.000924" calcext:value-type="float">
            <text:p>0.000924</text:p>
          </table:table-cell>
          <table:table-cell table:formula="of:=[.P11]*1000" office:value-type="float" office:value="7.35205" calcext:value-type="float">
            <text:p>7.35205</text:p>
          </table:table-cell>
          <table:table-cell table:formula="of:=[.Q11]*1000" office:value-type="float" office:value="24.261765" calcext:value-type="float">
            <text:p>24.261765</text:p>
          </table:table-cell>
          <table:table-cell table:formula="of:=[.R11]*1000" office:value-type="float" office:value="0" calcext:value-type="float">
            <text:p>0</text:p>
          </table:table-cell>
          <table:table-cell table:formula="of:=[.S11]*1000" office:value-type="float" office:value="0.00103644404761905" calcext:value-type="float">
            <text:p>0.00103644404761905</text:p>
          </table:table-cell>
          <table:table-cell table:formula="of:=[.T11]*1000" office:value-type="float" office:value="0.00342026535714286" calcext:value-type="float">
            <text:p>0.0034202653571428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uA</text:p>
          </table:table-cell>
          <table:table-cell/>
          <table:table-cell table:formula="of:=[.N12]*1000" office:value-type="float" office:value="0.28" calcext:value-type="float">
            <text:p>0.28</text:p>
          </table:table-cell>
          <table:table-cell table:formula="of:=[.O12]*1000" office:value-type="float" office:value="0.924" calcext:value-type="float">
            <text:p>0.924</text:p>
          </table:table-cell>
          <table:table-cell table:formula="of:=[.P12]*1000" office:value-type="float" office:value="7352.05" calcext:value-type="float">
            <text:p>7352.05</text:p>
          </table:table-cell>
          <table:table-cell table:formula="of:=[.Q12]*1000" office:value-type="float" office:value="24261.765" calcext:value-type="float">
            <text:p>24261.765</text:p>
          </table:table-cell>
          <table:table-cell table:formula="of:=[.R12]*1000" office:value-type="float" office:value="0" calcext:value-type="float">
            <text:p>0</text:p>
          </table:table-cell>
          <table:table-cell table:formula="of:=[.S12]*1000" office:value-type="float" office:value="1.03644404761905" calcext:value-type="float">
            <text:p>1.03644404761905</text:p>
          </table:table-cell>
          <table:table-cell table:formula="of:=[.T12]*1000" office:value-type="float" office:value="3.42026535714286" calcext:value-type="float">
            <text:p>3.42026535714286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r2020 nominal down to 2V, and the L0x1 series can go down to 1.65V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bably don’t need a regulato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number:currency-style style:name="N12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25T01:57:27.638849756</dc:date>
    <meta:editing-duration>P1DT17H16M52S</meta:editing-duration>
    <meta:editing-cycles>122</meta:editing-cycles>
    <meta:generator>LibreOffice/7.3.7.2$Linux_X86_64 LibreOffice_project/30$Build-2</meta:generator>
    <meta:document-statistic meta:table-count="2" meta:cell-count="655" meta:object-count="0"/>
  </office:meta>
</office:document-meta>
</file>